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43mm"/>
    </style:style>
    <style:style style:name="co2" style:family="table-column">
      <style:table-column-properties fo:break-before="auto" style:column-width="31.9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2" table:style-name="ta1">
        <table:shapes>
          <draw:frame draw:z-index="0" draw:style-name="gr1" draw:text-style-name="P1" svg:width="377.42mm" svg:height="212.29mm" svg:x="69.31mm" svg:y="42.7mm">
            <loext:p draw:notify-on-update-of-ranges="q2.A2:q2.A201 q2.B1:q2.B1 q2.B2:q2.B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de2 Y-coordinate</text:p>
          </table:table-cell>
          <table:table-cell office:value-type="string" calcext:value-type="string">
            <text:p>Packets dropped</text:p>
          </table:table-cell>
        </table:table-row>
        <table:table-row table:style-name="ro1">
          <table:table-cell office:value-type="float" office:value="300.5" calcext:value-type="float">
            <text:p>300.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2.5" calcext:value-type="float">
            <text:p>302.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3.5" calcext:value-type="float">
            <text:p>30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4.5" calcext:value-type="float">
            <text:p>304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6.5" calcext:value-type="float">
            <text:p>306.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07.5" calcext:value-type="float">
            <text:p>307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8.5" calcext:value-type="float">
            <text:p>308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9.5" calcext:value-type="float">
            <text:p>309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1.5" calcext:value-type="float">
            <text:p>311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13.5" calcext:value-type="float">
            <text:p>313.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14.5" calcext:value-type="float">
            <text:p>314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5.5" calcext:value-type="float">
            <text:p>315.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6.5" calcext:value-type="float">
            <text:p>316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8.5" calcext:value-type="float">
            <text:p>318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19.5" calcext:value-type="float">
            <text:p>319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0.5" calcext:value-type="float">
            <text:p>320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22.5" calcext:value-type="float">
            <text:p>322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23.5" calcext:value-type="float">
            <text:p>323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6.5" calcext:value-type="float">
            <text:p>326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9.5" calcext:value-type="float">
            <text:p>329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0.5" calcext:value-type="float">
            <text:p>330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36.5" calcext:value-type="float">
            <text:p>336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39.5" calcext:value-type="float">
            <text:p>339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48.5" calcext:value-type="float">
            <text:p>348.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50.5" calcext:value-type="float">
            <text:p>350.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51.5" calcext:value-type="float">
            <text:p>351.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53.5" calcext:value-type="float">
            <text:p>353.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55.5" calcext:value-type="float">
            <text:p>355.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56.5" calcext:value-type="float">
            <text:p>356.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58.5" calcext:value-type="float">
            <text:p>358.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59.5" calcext:value-type="float">
            <text:p>359.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60.5" calcext:value-type="float">
            <text:p>360.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64.5" calcext:value-type="float">
            <text:p>364.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66.5" calcext:value-type="float">
            <text:p>366.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70.5" calcext:value-type="float">
            <text:p>370.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71.5" calcext:value-type="float">
            <text:p>371.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72.5" calcext:value-type="float">
            <text:p>372.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73.5" calcext:value-type="float">
            <text:p>373.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74.5" calcext:value-type="float">
            <text:p>374.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75.5" calcext:value-type="float">
            <text:p>375.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76.5" calcext:value-type="float">
            <text:p>376.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77.5" calcext:value-type="float">
            <text:p>377.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78.5" calcext:value-type="float">
            <text:p>378.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79.5" calcext:value-type="float">
            <text:p>379.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81.5" calcext:value-type="float">
            <text:p>381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84.5" calcext:value-type="float">
            <text:p>384.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85.5" calcext:value-type="float">
            <text:p>385.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86.5" calcext:value-type="float">
            <text:p>386.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88.5" calcext:value-type="float">
            <text:p>388.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89.5" calcext:value-type="float">
            <text:p>389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90.5" calcext:value-type="float">
            <text:p>390.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91.5" calcext:value-type="float">
            <text:p>391.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93.5" calcext:value-type="float">
            <text:p>393.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95.5" calcext:value-type="float">
            <text:p>395.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98.5" calcext:value-type="float">
            <text:p>398.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99.5" calcext:value-type="float">
            <text:p>399.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1" calcext:value-type="float">
            <text:p>211</text:p>
          </table:table-cell>
        </table:table-row>
      </table:table>
      <table:table table:name="q3" table:style-name="ta1">
        <table:shapes>
          <draw:frame draw:z-index="0" draw:style-name="gr1" draw:text-style-name="P1" svg:width="251.31mm" svg:height="159.64mm" svg:x="70.49mm" svg:y="1.06mm">
            <loext:p draw:notify-on-update-of-ranges="q3.A2:q3.A201 q3.B1:q3.B1 q3.B2:q3.B2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de2 Y-coordinate</text:p>
          </table:table-cell>
          <table:table-cell office:value-type="string" calcext:value-type="string">
            <text:p>Packets dropped</text:p>
          </table:table-cell>
        </table:table-row>
        <table:table-row table:style-name="ro1">
          <table:table-cell office:value-type="float" office:value="300.5" calcext:value-type="float">
            <text:p>300.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02.5" calcext:value-type="float">
            <text:p>302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03.5" calcext:value-type="float">
            <text:p>303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04.5" calcext:value-type="float">
            <text:p>304.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06.5" calcext:value-type="float">
            <text:p>306.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07.5" calcext:value-type="float">
            <text:p>307.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08.5" calcext:value-type="float">
            <text:p>308.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09.5" calcext:value-type="float">
            <text:p>309.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11.5" calcext:value-type="float">
            <text:p>311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13.5" calcext:value-type="float">
            <text:p>313.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14.5" calcext:value-type="float">
            <text:p>314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15.5" calcext:value-type="float">
            <text:p>315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16.5" calcext:value-type="float">
            <text:p>316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18.5" calcext:value-type="float">
            <text:p>318.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19.5" calcext:value-type="float">
            <text:p>319.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20.5" calcext:value-type="float">
            <text:p>320.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22.5" calcext:value-type="float">
            <text:p>322.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23.5" calcext:value-type="float">
            <text:p>323.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26.5" calcext:value-type="float">
            <text:p>326.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29.5" calcext:value-type="float">
            <text:p>329.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30.5" calcext:value-type="float">
            <text:p>330.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36.5" calcext:value-type="float">
            <text:p>336.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39.5" calcext:value-type="float">
            <text:p>339.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48.5" calcext:value-type="float">
            <text:p>348.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50.5" calcext:value-type="float">
            <text:p>350.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51.5" calcext:value-type="float">
            <text:p>351.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53.5" calcext:value-type="float">
            <text:p>353.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55.5" calcext:value-type="float">
            <text:p>355.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56.5" calcext:value-type="float">
            <text:p>356.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58.5" calcext:value-type="float">
            <text:p>358.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59.5" calcext:value-type="float">
            <text:p>359.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60.5" calcext:value-type="float">
            <text:p>360.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64.5" calcext:value-type="float">
            <text:p>364.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66.5" calcext:value-type="float">
            <text:p>366.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70.5" calcext:value-type="float">
            <text:p>370.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71.5" calcext:value-type="float">
            <text:p>371.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72.5" calcext:value-type="float">
            <text:p>372.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73.5" calcext:value-type="float">
            <text:p>373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74.5" calcext:value-type="float">
            <text:p>374.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75.5" calcext:value-type="float">
            <text:p>375.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76.5" calcext:value-type="float">
            <text:p>376.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77.5" calcext:value-type="float">
            <text:p>377.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78.5" calcext:value-type="float">
            <text:p>378.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79.5" calcext:value-type="float">
            <text:p>379.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81.5" calcext:value-type="float">
            <text:p>381.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84.5" calcext:value-type="float">
            <text:p>384.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85.5" calcext:value-type="float">
            <text:p>385.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86.5" calcext:value-type="float">
            <text:p>386.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88.5" calcext:value-type="float">
            <text:p>388.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89.5" calcext:value-type="float">
            <text:p>389.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90.5" calcext:value-type="float">
            <text:p>390.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91.5" calcext:value-type="float">
            <text:p>391.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93.5" calcext:value-type="float">
            <text:p>393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95.5" calcext:value-type="float">
            <text:p>395.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98.5" calcext:value-type="float">
            <text:p>398.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99.5" calcext:value-type="float">
            <text:p>399.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8" calcext:value-type="float">
            <text:p>228</text:p>
          </table:table-cell>
        </table:table-row>
      </table:table>
      <table:table table:name="q4" table:style-name="ta1">
        <table:shapes>
          <draw:frame draw:z-index="0" draw:style-name="gr1" draw:text-style-name="P1" svg:width="401.26mm" svg:height="257.91mm" svg:x="70.49mm" svg:y="1.06mm">
            <loext:p draw:notify-on-update-of-ranges="q4.A2:q4.A201 q4.B1:q4.B1 q4.B2:q4.B2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de2 Y-coordinate</text:p>
          </table:table-cell>
          <table:table-cell office:value-type="string" calcext:value-type="string">
            <text:p>Packets dropped</text:p>
          </table:table-cell>
        </table:table-row>
        <table:table-row table:style-name="ro1">
          <table:table-cell office:value-type="float" office:value="300.5" calcext:value-type="float">
            <text:p>300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2.5" calcext:value-type="float">
            <text:p>302.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3.5" calcext:value-type="float">
            <text:p>303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4.5" calcext:value-type="float">
            <text:p>304.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6.5" calcext:value-type="float">
            <text:p>306.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7.5" calcext:value-type="float">
            <text:p>307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8.5" calcext:value-type="float">
            <text:p>308.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9.5" calcext:value-type="float">
            <text:p>309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1.5" calcext:value-type="float">
            <text:p>311.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3.5" calcext:value-type="float">
            <text:p>313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4.5" calcext:value-type="float">
            <text:p>314.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5.5" calcext:value-type="float">
            <text:p>315.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6.5" calcext:value-type="float">
            <text:p>316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8.5" calcext:value-type="float">
            <text:p>318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.5" calcext:value-type="float">
            <text:p>319.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0.5" calcext:value-type="float">
            <text:p>32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2.5" calcext:value-type="float">
            <text:p>322.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3.5" calcext:value-type="float">
            <text:p>323.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6.5" calcext:value-type="float">
            <text:p>326.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9.5" calcext:value-type="float">
            <text:p>329.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0.5" calcext:value-type="float">
            <text:p>330.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6.5" calcext:value-type="float">
            <text:p>336.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9.5" calcext:value-type="float">
            <text:p>339.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48.5" calcext:value-type="float">
            <text:p>348.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50.5" calcext:value-type="float">
            <text:p>350.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51.5" calcext:value-type="float">
            <text:p>351.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53.5" calcext:value-type="float">
            <text:p>353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55.5" calcext:value-type="float">
            <text:p>355.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56.5" calcext:value-type="float">
            <text:p>356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58.5" calcext:value-type="float">
            <text:p>358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59.5" calcext:value-type="float">
            <text:p>359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60.5" calcext:value-type="float">
            <text:p>360.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64.5" calcext:value-type="float">
            <text:p>364.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66.5" calcext:value-type="float">
            <text:p>366.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0.5" calcext:value-type="float">
            <text:p>370.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71.5" calcext:value-type="float">
            <text:p>371.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72.5" calcext:value-type="float">
            <text:p>372.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73.5" calcext:value-type="float">
            <text:p>373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74.5" calcext:value-type="float">
            <text:p>374.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75.5" calcext:value-type="float">
            <text:p>375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76.5" calcext:value-type="float">
            <text:p>376.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77.5" calcext:value-type="float">
            <text:p>377.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78.5" calcext:value-type="float">
            <text:p>378.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9.5" calcext:value-type="float">
            <text:p>379.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1.5" calcext:value-type="float">
            <text:p>38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4.5" calcext:value-type="float">
            <text:p>384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.5" calcext:value-type="float">
            <text:p>385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6.5" calcext:value-type="float">
            <text:p>386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8.5" calcext:value-type="float">
            <text:p>388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.5" calcext:value-type="float">
            <text:p>389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.5" calcext:value-type="float">
            <text:p>39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.5" calcext:value-type="float">
            <text:p>39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.5" calcext:value-type="float">
            <text:p>39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.5" calcext:value-type="float">
            <text:p>395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8.5" calcext:value-type="float">
            <text:p>398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.5" calcext:value-type="float">
            <text:p>399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ll" table:style-name="ta1">
        <table:shapes>
          <draw:frame draw:z-index="0" draw:style-name="gr1" draw:text-style-name="P1" svg:width="221.85mm" svg:height="149.28mm" svg:x="116.01mm" svg:y="1.06mm">
            <loext:p draw:notify-on-update-of-ranges="all.A1:all.A1 all.A2:all.A201 all.B1:all.B1 all.B2:all.B201 all.A1:all.A1 all.A2:all.A201 all.C1:all.C1 all.C2:all.C201 all.A1:all.A1 all.A2:all.A201 all.D1:all.D1 all.D2:all.D20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de2 Y-coordinate</text:p>
          </table:table-cell>
          <table:table-cell office:value-type="string" calcext:value-type="string">
            <text:p>Two nodes</text:p>
          </table:table-cell>
          <table:table-cell office:value-type="string" calcext:value-type="string">
            <text:p>Node0</text:p>
          </table:table-cell>
          <table:table-cell office:value-type="string" calcext:value-type="string">
            <text:p>Node2</text:p>
          </table:table-cell>
        </table:table-row>
        <table:table-row table:style-name="ro1">
          <table:table-cell office:value-type="float" office:value="300.5" calcext:value-type="float">
            <text:p>300.5</text:p>
          </table:table-cell>
          <table:table-cell office:value-type="float" office:value="78" calcext:value-type="float">
            <text:p>78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9" calcext:value-type="float">
            <text:p>29</text:p>
          </table:table-cell>
          <table:table-cell office:value-type="float" office:value="242" calcext:value-type="float">
            <text:p>2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75" calcext:value-type="float">
            <text:p>75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5" calcext:value-type="float">
            <text:p>75</text:p>
          </table:table-cell>
          <table:table-cell office:value-type="float" office:value="204" calcext:value-type="float">
            <text:p>2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2.5" calcext:value-type="float">
            <text:p>302.5</text:p>
          </table:table-cell>
          <table:table-cell office:value-type="float" office:value="57" calcext:value-type="float">
            <text:p>57</text:p>
          </table:table-cell>
          <table:table-cell office:value-type="float" office:value="211" calcext:value-type="float">
            <text:p>2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" calcext:value-type="float">
            <text:p>30</text:p>
          </table:table-cell>
          <table:table-cell office:value-type="float" office:value="226" calcext:value-type="float">
            <text:p>2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3.5" calcext:value-type="float">
            <text:p>303.5</text:p>
          </table:table-cell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1" calcext:value-type="float">
            <text:p>91</text:p>
          </table:table-cell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4.5" calcext:value-type="float">
            <text:p>304.5</text:p>
          </table:table-cell>
          <table:table-cell office:value-type="float" office:value="65" calcext:value-type="float">
            <text:p>65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0" calcext:value-type="float">
            <text:p>60</text:p>
          </table:table-cell>
          <table:table-cell office:value-type="float" office:value="229" calcext:value-type="float">
            <text:p>2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86" calcext:value-type="float">
            <text:p>86</text:p>
          </table:table-cell>
          <table:table-cell office:value-type="float" office:value="217" calcext:value-type="float">
            <text:p>2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9" calcext:value-type="float">
            <text:p>79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6.5" calcext:value-type="float">
            <text:p>306.5</text:p>
          </table:table-cell>
          <table:table-cell office:value-type="float" office:value="69" calcext:value-type="float">
            <text:p>69</text:p>
          </table:table-cell>
          <table:table-cell office:value-type="float" office:value="201" calcext:value-type="float">
            <text:p>2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7" calcext:value-type="float">
            <text:p>97</text:p>
          </table:table-cell>
          <table:table-cell office:value-type="float" office:value="215" calcext:value-type="float">
            <text:p>2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7.5" calcext:value-type="float">
            <text:p>307.5</text:p>
          </table:table-cell>
          <table:table-cell office:value-type="float" office:value="81" calcext:value-type="float">
            <text:p>81</text:p>
          </table:table-cell>
          <table:table-cell office:value-type="float" office:value="212" calcext:value-type="float">
            <text:p>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8" calcext:value-type="float">
            <text:p>78</text:p>
          </table:table-cell>
          <table:table-cell office:value-type="float" office:value="207" calcext:value-type="float">
            <text:p>2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8.5" calcext:value-type="float">
            <text:p>308.5</text:p>
          </table:table-cell>
          <table:table-cell office:value-type="float" office:value="94" calcext:value-type="float">
            <text:p>94</text:p>
          </table:table-cell>
          <table:table-cell office:value-type="float" office:value="220" calcext:value-type="float">
            <text:p>2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9" calcext:value-type="float">
            <text:p>69</text:p>
          </table:table-cell>
          <table:table-cell office:value-type="float" office:value="218" calcext:value-type="float">
            <text:p>2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9.5" calcext:value-type="float">
            <text:p>309.5</text:p>
          </table:table-cell>
          <table:table-cell office:value-type="float" office:value="65" calcext:value-type="float">
            <text:p>65</text:p>
          </table:table-cell>
          <table:table-cell office:value-type="float" office:value="215" calcext:value-type="float">
            <text:p>2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7" calcext:value-type="float">
            <text:p>87</text:p>
          </table:table-cell>
          <table:table-cell office:value-type="float" office:value="205" calcext:value-type="float">
            <text:p>2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77" calcext:value-type="float">
            <text:p>77</text:p>
          </table:table-cell>
          <table:table-cell office:value-type="float" office:value="203" calcext:value-type="float">
            <text:p>2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1.5" calcext:value-type="float">
            <text:p>311.5</text:p>
          </table:table-cell>
          <table:table-cell office:value-type="float" office:value="80" calcext:value-type="float">
            <text:p>80</text:p>
          </table:table-cell>
          <table:table-cell office:value-type="float" office:value="227" calcext:value-type="float">
            <text:p>2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2" calcext:value-type="float">
            <text:p>92</text:p>
          </table:table-cell>
          <table:table-cell office:value-type="float" office:value="215" calcext:value-type="float">
            <text:p>2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79" calcext:value-type="float">
            <text:p>79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4" calcext:value-type="float">
            <text:p>94</text:p>
          </table:table-cell>
          <table:table-cell office:value-type="float" office:value="234" calcext:value-type="float">
            <text:p>2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3.5" calcext:value-type="float">
            <text:p>313.5</text:p>
          </table:table-cell>
          <table:table-cell office:value-type="float" office:value="73" calcext:value-type="float">
            <text:p>73</text:p>
          </table:table-cell>
          <table:table-cell office:value-type="float" office:value="214" calcext:value-type="float">
            <text:p>2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2" calcext:value-type="float">
            <text:p>82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4.5" calcext:value-type="float">
            <text:p>314.5</text:p>
          </table:table-cell>
          <table:table-cell office:value-type="float" office:value="87" calcext:value-type="float">
            <text:p>87</text:p>
          </table:table-cell>
          <table:table-cell office:value-type="float" office:value="211" calcext:value-type="float">
            <text:p>2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2" calcext:value-type="float">
            <text:p>92</text:p>
          </table:table-cell>
          <table:table-cell office:value-type="float" office:value="195" calcext:value-type="float">
            <text:p>1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5.5" calcext:value-type="float">
            <text:p>315.5</text:p>
          </table:table-cell>
          <table:table-cell office:value-type="float" office:value="93" calcext:value-type="float">
            <text:p>93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7" calcext:value-type="float">
            <text:p>97</text:p>
          </table:table-cell>
          <table:table-cell office:value-type="float" office:value="201" calcext:value-type="float">
            <text:p>2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6.5" calcext:value-type="float">
            <text:p>316.5</text:p>
          </table:table-cell>
          <table:table-cell office:value-type="float" office:value="88" calcext:value-type="float">
            <text:p>88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9" calcext:value-type="float">
            <text:p>89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float" office:value="66" calcext:value-type="float">
            <text:p>66</text:p>
          </table:table-cell>
          <table:table-cell office:value-type="float" office:value="216" calcext:value-type="float">
            <text:p>2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3" calcext:value-type="float">
            <text:p>73</text:p>
          </table:table-cell>
          <table:table-cell office:value-type="float" office:value="238" calcext:value-type="float">
            <text:p>2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8.5" calcext:value-type="float">
            <text:p>318.5</text:p>
          </table:table-cell>
          <table:table-cell office:value-type="float" office:value="79" calcext:value-type="float">
            <text:p>79</text:p>
          </table:table-cell>
          <table:table-cell office:value-type="float" office:value="221" calcext:value-type="float">
            <text:p>2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3" calcext:value-type="float">
            <text:p>83</text:p>
          </table:table-cell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.5" calcext:value-type="float">
            <text:p>319.5</text:p>
          </table:table-cell>
          <table:table-cell office:value-type="float" office:value="71" calcext:value-type="float">
            <text:p>71</text:p>
          </table:table-cell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8" calcext:value-type="float">
            <text:p>88</text:p>
          </table:table-cell>
          <table:table-cell office:value-type="float" office:value="219" calcext:value-type="float">
            <text:p>2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0.5" calcext:value-type="float">
            <text:p>320.5</text:p>
          </table:table-cell>
          <table:table-cell office:value-type="float" office:value="82" calcext:value-type="float">
            <text:p>82</text:p>
          </table:table-cell>
          <table:table-cell office:value-type="float" office:value="219" calcext:value-type="float">
            <text:p>2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0" calcext:value-type="float">
            <text:p>80</text:p>
          </table:table-cell>
          <table:table-cell office:value-type="float" office:value="226" calcext:value-type="float">
            <text:p>2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89" calcext:value-type="float">
            <text:p>89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4" calcext:value-type="float">
            <text:p>84</text:p>
          </table:table-cell>
          <table:table-cell office:value-type="float" office:value="218" calcext:value-type="float">
            <text:p>2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2.5" calcext:value-type="float">
            <text:p>322.5</text:p>
          </table:table-cell>
          <table:table-cell office:value-type="float" office:value="96" calcext:value-type="float">
            <text:p>96</text:p>
          </table:table-cell>
          <table:table-cell office:value-type="float" office:value="223" calcext:value-type="float">
            <text:p>2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6" calcext:value-type="float">
            <text:p>86</text:p>
          </table:table-cell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3.5" calcext:value-type="float">
            <text:p>323.5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5" calcext:value-type="float">
            <text:p>85</text:p>
          </table:table-cell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96" calcext:value-type="float">
            <text:p>96</text:p>
          </table:table-cell>
          <table:table-cell office:value-type="float" office:value="205" calcext:value-type="float">
            <text:p>2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0" calcext:value-type="float">
            <text:p>90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82" calcext:value-type="float">
            <text:p>82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4" calcext:value-type="float">
            <text:p>94</text:p>
          </table:table-cell>
          <table:table-cell office:value-type="float" office:value="222" calcext:value-type="float">
            <text:p>2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6.5" calcext:value-type="float">
            <text:p>326.5</text:p>
          </table:table-cell>
          <table:table-cell office:value-type="float" office:value="76" calcext:value-type="float">
            <text:p>76</text:p>
          </table:table-cell>
          <table:table-cell office:value-type="float" office:value="232" calcext:value-type="float">
            <text:p>2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5" calcext:value-type="float">
            <text:p>85</text:p>
          </table:table-cell>
          <table:table-cell office:value-type="float" office:value="209" calcext:value-type="float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1" calcext:value-type="float">
            <text:p>61</text:p>
          </table:table-cell>
          <table:table-cell office:value-type="float" office:value="203" calcext:value-type="float">
            <text:p>2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72" calcext:value-type="float">
            <text:p>72</text:p>
          </table:table-cell>
          <table:table-cell office:value-type="float" office:value="211" calcext:value-type="float">
            <text:p>2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4" calcext:value-type="float">
            <text:p>94</text:p>
          </table:table-cell>
          <table:table-cell office:value-type="float" office:value="226" calcext:value-type="float">
            <text:p>2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9.5" calcext:value-type="float">
            <text:p>329.5</text:p>
          </table:table-cell>
          <table:table-cell office:value-type="float" office:value="79" calcext:value-type="float">
            <text:p>79</text:p>
          </table:table-cell>
          <table:table-cell office:value-type="float" office:value="209" calcext:value-type="float">
            <text:p>2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0" calcext:value-type="float">
            <text:p>80</text:p>
          </table:table-cell>
          <table:table-cell office:value-type="float" office:value="219" calcext:value-type="float">
            <text:p>2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0.5" calcext:value-type="float">
            <text:p>330.5</text:p>
          </table:table-cell>
          <table:table-cell office:value-type="float" office:value="81" calcext:value-type="float">
            <text:p>81</text:p>
          </table:table-cell>
          <table:table-cell office:value-type="float" office:value="208" calcext:value-type="float">
            <text:p>20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9" calcext:value-type="float">
            <text:p>179</text:p>
          </table:table-cell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81" calcext:value-type="float">
            <text:p>81</text:p>
          </table:table-cell>
          <table:table-cell office:value-type="float" office:value="218" calcext:value-type="float">
            <text:p>2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84" calcext:value-type="float">
            <text:p>84</text:p>
          </table:table-cell>
          <table:table-cell office:value-type="float" office:value="211" calcext:value-type="float">
            <text:p>2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3" calcext:value-type="float">
            <text:p>103</text:p>
          </table:table-cell>
          <table:table-cell office:value-type="float" office:value="211" calcext:value-type="float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85" calcext:value-type="float">
            <text:p>85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9" calcext:value-type="float">
            <text:p>89</text:p>
          </table:table-cell>
          <table:table-cell office:value-type="float" office:value="225" calcext:value-type="float">
            <text:p>2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8" calcext:value-type="float">
            <text:p>88</text:p>
          </table:table-cell>
          <table:table-cell office:value-type="float" office:value="222" calcext:value-type="float">
            <text:p>2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110" calcext:value-type="float">
            <text:p>110</text:p>
          </table:table-cell>
          <table:table-cell office:value-type="float" office:value="197" calcext:value-type="float">
            <text:p>1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2" calcext:value-type="float">
            <text:p>122</text:p>
          </table:table-cell>
          <table:table-cell office:value-type="float" office:value="209" calcext:value-type="float">
            <text:p>2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6.5" calcext:value-type="float">
            <text:p>336.5</text:p>
          </table:table-cell>
          <table:table-cell office:value-type="float" office:value="110" calcext:value-type="float">
            <text:p>110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7" calcext:value-type="float">
            <text:p>107</text:p>
          </table:table-cell>
          <table:table-cell office:value-type="float" office:value="206" calcext:value-type="float">
            <text:p>20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89" calcext:value-type="float">
            <text:p>89</text:p>
          </table:table-cell>
          <table:table-cell office:value-type="float" office:value="209" calcext:value-type="float">
            <text:p>20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0" calcext:value-type="float">
            <text:p>120</text:p>
          </table:table-cell>
          <table:table-cell office:value-type="float" office:value="216" calcext:value-type="float">
            <text:p>2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118" calcext:value-type="float">
            <text:p>118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4" calcext:value-type="float">
            <text:p>134</text:p>
          </table:table-cell>
          <table:table-cell office:value-type="float" office:value="230" calcext:value-type="float">
            <text:p>2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9.5" calcext:value-type="float">
            <text:p>339.5</text:p>
          </table:table-cell>
          <table:table-cell office:value-type="float" office:value="110" calcext:value-type="float">
            <text:p>110</text:p>
          </table:table-cell>
          <table:table-cell office:value-type="float" office:value="215" calcext:value-type="float">
            <text:p>21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6" calcext:value-type="float">
            <text:p>126</text:p>
          </table:table-cell>
          <table:table-cell office:value-type="float" office:value="211" calcext:value-type="float">
            <text:p>2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112" calcext:value-type="float">
            <text:p>112</text:p>
          </table:table-cell>
          <table:table-cell office:value-type="float" office:value="207" calcext:value-type="float">
            <text:p>20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" calcext:value-type="float">
            <text:p>144</text:p>
          </table:table-cell>
          <table:table-cell office:value-type="float" office:value="218" calcext:value-type="float">
            <text:p>21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169" calcext:value-type="float">
            <text:p>169</text:p>
          </table:table-cell>
          <table:table-cell office:value-type="float" office:value="225" calcext:value-type="float">
            <text:p>22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0" calcext:value-type="float">
            <text:p>150</text:p>
          </table:table-cell>
          <table:table-cell office:value-type="float" office:value="221" calcext:value-type="float">
            <text:p>22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179" calcext:value-type="float">
            <text:p>179</text:p>
          </table:table-cell>
          <table:table-cell office:value-type="float" office:value="223" calcext:value-type="float">
            <text:p>22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2" calcext:value-type="float">
            <text:p>172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164" calcext:value-type="float">
            <text:p>164</text:p>
          </table:table-cell>
          <table:table-cell office:value-type="float" office:value="231" calcext:value-type="float">
            <text:p>23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0" calcext:value-type="float">
            <text:p>190</text:p>
          </table:table-cell>
          <table:table-cell office:value-type="float" office:value="217" calcext:value-type="float">
            <text:p>21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170" calcext:value-type="float">
            <text:p>170</text:p>
          </table:table-cell>
          <table:table-cell office:value-type="float" office:value="239" calcext:value-type="float">
            <text:p>23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227" calcext:value-type="float">
            <text:p>227</text:p>
          </table:table-cell>
          <table:table-cell office:value-type="float" office:value="211" calcext:value-type="float">
            <text:p>21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37" calcext:value-type="float">
            <text:p>237</text:p>
          </table:table-cell>
          <table:table-cell office:value-type="float" office:value="217" calcext:value-type="float">
            <text:p>21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44" calcext:value-type="float">
            <text:p>244</text:p>
          </table:table-cell>
          <table:table-cell office:value-type="float" office:value="209" calcext:value-type="float">
            <text:p>20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262" calcext:value-type="float">
            <text:p>262</text:p>
          </table:table-cell>
          <table:table-cell office:value-type="float" office:value="204" calcext:value-type="float">
            <text:p>20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48.5" calcext:value-type="float">
            <text:p>348.5</text:p>
          </table:table-cell>
          <table:table-cell office:value-type="float" office:value="259" calcext:value-type="float">
            <text:p>259</text:p>
          </table:table-cell>
          <table:table-cell office:value-type="float" office:value="212" calcext:value-type="float">
            <text:p>21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46" calcext:value-type="float">
            <text:p>246</text:p>
          </table:table-cell>
          <table:table-cell office:value-type="float" office:value="227" calcext:value-type="float">
            <text:p>22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257" calcext:value-type="float">
            <text:p>257</text:p>
          </table:table-cell>
          <table:table-cell office:value-type="float" office:value="216" calcext:value-type="float">
            <text:p>21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1" calcext:value-type="float">
            <text:p>271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50.5" calcext:value-type="float">
            <text:p>350.5</text:p>
          </table:table-cell>
          <table:table-cell office:value-type="float" office:value="238" calcext:value-type="float">
            <text:p>238</text:p>
          </table:table-cell>
          <table:table-cell office:value-type="float" office:value="207" calcext:value-type="float">
            <text:p>20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60" calcext:value-type="float">
            <text:p>260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51.5" calcext:value-type="float">
            <text:p>351.5</text:p>
          </table:table-cell>
          <table:table-cell office:value-type="float" office:value="272" calcext:value-type="float">
            <text:p>272</text:p>
          </table:table-cell>
          <table:table-cell office:value-type="float" office:value="233" calcext:value-type="float">
            <text:p>23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74" calcext:value-type="float">
            <text:p>274</text:p>
          </table:table-cell>
          <table:table-cell office:value-type="float" office:value="227" calcext:value-type="float">
            <text:p>22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290" calcext:value-type="float">
            <text:p>290</text:p>
          </table:table-cell>
          <table:table-cell office:value-type="float" office:value="201" calcext:value-type="float">
            <text:p>2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96" calcext:value-type="float">
            <text:p>296</text:p>
          </table:table-cell>
          <table:table-cell office:value-type="float" office:value="213" calcext:value-type="float">
            <text:p>21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53.5" calcext:value-type="float">
            <text:p>353.5</text:p>
          </table:table-cell>
          <table:table-cell office:value-type="float" office:value="272" calcext:value-type="float">
            <text:p>272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98" calcext:value-type="float">
            <text:p>298</text:p>
          </table:table-cell>
          <table:table-cell office:value-type="float" office:value="214" calcext:value-type="float">
            <text:p>21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293" calcext:value-type="float">
            <text:p>293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19" calcext:value-type="float">
            <text:p>319</text:p>
          </table:table-cell>
          <table:table-cell office:value-type="float" office:value="210" calcext:value-type="float">
            <text:p>2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55.5" calcext:value-type="float">
            <text:p>355.5</text:p>
          </table:table-cell>
          <table:table-cell office:value-type="float" office:value="311" calcext:value-type="float">
            <text:p>311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89" calcext:value-type="float">
            <text:p>289</text:p>
          </table:table-cell>
          <table:table-cell office:value-type="float" office:value="221" calcext:value-type="float">
            <text:p>22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56.5" calcext:value-type="float">
            <text:p>356.5</text:p>
          </table:table-cell>
          <table:table-cell office:value-type="float" office:value="302" calcext:value-type="float">
            <text:p>302</text:p>
          </table:table-cell>
          <table:table-cell office:value-type="float" office:value="228" calcext:value-type="float">
            <text:p>22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14" calcext:value-type="float">
            <text:p>314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312" calcext:value-type="float">
            <text:p>312</text:p>
          </table:table-cell>
          <table:table-cell office:value-type="float" office:value="218" calcext:value-type="float">
            <text:p>21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16" calcext:value-type="float">
            <text:p>316</text:p>
          </table:table-cell>
          <table:table-cell office:value-type="float" office:value="222" calcext:value-type="float">
            <text:p>22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58.5" calcext:value-type="float">
            <text:p>358.5</text:p>
          </table:table-cell>
          <table:table-cell office:value-type="float" office:value="319" calcext:value-type="float">
            <text:p>319</text:p>
          </table:table-cell>
          <table:table-cell office:value-type="float" office:value="213" calcext:value-type="float">
            <text:p>21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11" calcext:value-type="float">
            <text:p>311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59.5" calcext:value-type="float">
            <text:p>359.5</text:p>
          </table:table-cell>
          <table:table-cell office:value-type="float" office:value="318" calcext:value-type="float">
            <text:p>318</text:p>
          </table:table-cell>
          <table:table-cell office:value-type="float" office:value="209" calcext:value-type="float">
            <text:p>209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6" calcext:value-type="float">
            <text:p>316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60.5" calcext:value-type="float">
            <text:p>360.5</text:p>
          </table:table-cell>
          <table:table-cell office:value-type="float" office:value="306" calcext:value-type="float">
            <text:p>306</text:p>
          </table:table-cell>
          <table:table-cell office:value-type="float" office:value="217" calcext:value-type="float">
            <text:p>21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328" calcext:value-type="float">
            <text:p>328</text:p>
          </table:table-cell>
          <table:table-cell office:value-type="float" office:value="199" calcext:value-type="float">
            <text:p>19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30" calcext:value-type="float">
            <text:p>330</text:p>
          </table:table-cell>
          <table:table-cell office:value-type="float" office:value="209" calcext:value-type="float">
            <text:p>20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331" calcext:value-type="float">
            <text:p>331</text:p>
          </table:table-cell>
          <table:table-cell office:value-type="float" office:value="221" calcext:value-type="float">
            <text:p>22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05" calcext:value-type="float">
            <text:p>305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317" calcext:value-type="float">
            <text:p>317</text:p>
          </table:table-cell>
          <table:table-cell office:value-type="float" office:value="226" calcext:value-type="float">
            <text:p>22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33" calcext:value-type="float">
            <text:p>333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64.5" calcext:value-type="float">
            <text:p>364.5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0" calcext:value-type="float">
            <text:p>320</text:p>
          </table:table-cell>
          <table:table-cell office:value-type="float" office:value="203" calcext:value-type="float">
            <text:p>20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" calcext:value-type="float">
            <text:p>311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66.5" calcext:value-type="float">
            <text:p>366.5</text:p>
          </table:table-cell>
          <table:table-cell office:value-type="float" office:value="243" calcext:value-type="float">
            <text:p>243</text:p>
          </table:table-cell>
          <table:table-cell office:value-type="float" office:value="209" calcext:value-type="float">
            <text:p>20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16" calcext:value-type="float">
            <text:p>316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316" calcext:value-type="float">
            <text:p>316</text:p>
          </table:table-cell>
          <table:table-cell office:value-type="float" office:value="201" calcext:value-type="float">
            <text:p>20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26" calcext:value-type="float">
            <text:p>326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45" calcext:value-type="float">
            <text:p>345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322" calcext:value-type="float">
            <text:p>322</text:p>
          </table:table-cell>
          <table:table-cell office:value-type="float" office:value="211" calcext:value-type="float">
            <text:p>21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8" calcext:value-type="float">
            <text:p>318</text:p>
          </table:table-cell>
          <table:table-cell office:value-type="float" office:value="231" calcext:value-type="float">
            <text:p>23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0.5" calcext:value-type="float">
            <text:p>370.5</text:p>
          </table:table-cell>
          <table:table-cell office:value-type="float" office:value="329" calcext:value-type="float">
            <text:p>329</text:p>
          </table:table-cell>
          <table:table-cell office:value-type="float" office:value="205" calcext:value-type="float">
            <text:p>20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33" calcext:value-type="float">
            <text:p>333</text:p>
          </table:table-cell>
          <table:table-cell office:value-type="float" office:value="221" calcext:value-type="float">
            <text:p>22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71.5" calcext:value-type="float">
            <text:p>371.5</text:p>
          </table:table-cell>
          <table:table-cell office:value-type="float" office:value="324" calcext:value-type="float">
            <text:p>324</text:p>
          </table:table-cell>
          <table:table-cell office:value-type="float" office:value="224" calcext:value-type="float">
            <text:p>22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25" calcext:value-type="float">
            <text:p>325</text:p>
          </table:table-cell>
          <table:table-cell office:value-type="float" office:value="217" calcext:value-type="float">
            <text:p>217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72.5" calcext:value-type="float">
            <text:p>372.5</text:p>
          </table:table-cell>
          <table:table-cell office:value-type="float" office:value="225" calcext:value-type="float">
            <text:p>225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29" calcext:value-type="float">
            <text:p>329</text:p>
          </table:table-cell>
          <table:table-cell office:value-type="float" office:value="211" calcext:value-type="float">
            <text:p>21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73.5" calcext:value-type="float">
            <text:p>373.5</text:p>
          </table:table-cell>
          <table:table-cell office:value-type="float" office:value="329" calcext:value-type="float">
            <text:p>329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41" calcext:value-type="float">
            <text:p>341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74.5" calcext:value-type="float">
            <text:p>374.5</text:p>
          </table:table-cell>
          <table:table-cell office:value-type="float" office:value="310" calcext:value-type="float">
            <text:p>310</text:p>
          </table:table-cell>
          <table:table-cell office:value-type="float" office:value="221" calcext:value-type="float">
            <text:p>22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21" calcext:value-type="float">
            <text:p>321</text:p>
          </table:table-cell>
          <table:table-cell office:value-type="float" office:value="212" calcext:value-type="float">
            <text:p>21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75.5" calcext:value-type="float">
            <text:p>375.5</text:p>
          </table:table-cell>
          <table:table-cell office:value-type="float" office:value="326" calcext:value-type="float">
            <text:p>326</text:p>
          </table:table-cell>
          <table:table-cell office:value-type="float" office:value="217" calcext:value-type="float">
            <text:p>21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77" calcext:value-type="float">
            <text:p>277</text:p>
          </table:table-cell>
          <table:table-cell office:value-type="float" office:value="221" calcext:value-type="float">
            <text:p>22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76.5" calcext:value-type="float">
            <text:p>376.5</text:p>
          </table:table-cell>
          <table:table-cell office:value-type="float" office:value="321" calcext:value-type="float">
            <text:p>321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32" calcext:value-type="float">
            <text:p>332</text:p>
          </table:table-cell>
          <table:table-cell office:value-type="float" office:value="222" calcext:value-type="float">
            <text:p>22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77.5" calcext:value-type="float">
            <text:p>377.5</text:p>
          </table:table-cell>
          <table:table-cell office:value-type="float" office:value="321" calcext:value-type="float">
            <text:p>321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5" calcext:value-type="float">
            <text:p>205</text:p>
          </table:table-cell>
          <table:table-cell office:value-type="float" office:value="227" calcext:value-type="float">
            <text:p>22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78.5" calcext:value-type="float">
            <text:p>378.5</text:p>
          </table:table-cell>
          <table:table-cell office:value-type="float" office:value="344" calcext:value-type="float">
            <text:p>344</text:p>
          </table:table-cell>
          <table:table-cell office:value-type="float" office:value="202" calcext:value-type="float">
            <text:p>20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31" calcext:value-type="float">
            <text:p>331</text:p>
          </table:table-cell>
          <table:table-cell office:value-type="float" office:value="224" calcext:value-type="float">
            <text:p>22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9.5" calcext:value-type="float">
            <text:p>379.5</text:p>
          </table:table-cell>
          <table:table-cell office:value-type="float" office:value="335" calcext:value-type="float">
            <text:p>335</text:p>
          </table:table-cell>
          <table:table-cell office:value-type="float" office:value="208" calcext:value-type="float">
            <text:p>20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8" calcext:value-type="float">
            <text:p>328</text:p>
          </table:table-cell>
          <table:table-cell office:value-type="float" office:value="201" calcext:value-type="float">
            <text:p>20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335" calcext:value-type="float">
            <text:p>335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7" calcext:value-type="float">
            <text:p>227</text:p>
          </table:table-cell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1.5" calcext:value-type="float">
            <text:p>381.5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245" calcext:value-type="float">
            <text:p>245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6" calcext:value-type="float">
            <text:p>226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4.5" calcext:value-type="float">
            <text:p>384.5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6" calcext:value-type="float">
            <text:p>226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.5" calcext:value-type="float">
            <text:p>385.5</text:p>
          </table:table-cell>
          <table:table-cell office:value-type="float" office:value="226" calcext:value-type="float">
            <text:p>226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6" calcext:value-type="float">
            <text:p>216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6.5" calcext:value-type="float">
            <text:p>386.5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8.5" calcext:value-type="float">
            <text:p>388.5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13" calcext:value-type="float">
            <text:p>213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.5" calcext:value-type="float">
            <text:p>389.5</text:p>
          </table:table-cell>
          <table:table-cell office:value-type="float" office:value="227" calcext:value-type="float">
            <text:p>227</text:p>
          </table:table-cell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.5" calcext:value-type="float">
            <text:p>390.5</text:p>
          </table:table-cell>
          <table:table-cell office:value-type="float" office:value="231" calcext:value-type="float">
            <text:p>231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.5" calcext:value-type="float">
            <text:p>391.5</text:p>
          </table:table-cell>
          <table:table-cell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19" calcext:value-type="float">
            <text:p>219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227" calcext:value-type="float">
            <text:p>227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38" calcext:value-type="float">
            <text:p>238</text:p>
          </table:table-cell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.5" calcext:value-type="float">
            <text:p>393.5</text:p>
          </table:table-cell>
          <table:table-cell office:value-type="float" office:value="215" calcext:value-type="float">
            <text:p>215</text:p>
          </table:table-cell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17" calcext:value-type="float">
            <text:p>217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.5" calcext:value-type="float">
            <text:p>395.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float" office:value="227" calcext:value-type="float">
            <text:p>227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222" calcext:value-type="float">
            <text:p>222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16" calcext:value-type="float">
            <text:p>216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8.5" calcext:value-type="float">
            <text:p>398.5</text:p>
          </table:table-cell>
          <table:table-cell office:value-type="float" office:value="217" calcext:value-type="float">
            <text:p>217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.5" calcext:value-type="float">
            <text:p>399.5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1" calcext:value-type="float">
            <text:p>211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3:09:44.250017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2:37:59.616931368</meta:creation-date>
    <dc:date>2017-03-10T13:15:07.840484046</dc:date>
    <meta:editing-duration>PT11M43S</meta:editing-duration>
    <meta:editing-cycles>5</meta:editing-cycles>
    <meta:generator>LibreOffice/5.3.0.3$Linux_X86_64 LibreOffice_project/30m0$Build-3</meta:generator>
    <meta:document-statistic meta:table-count="4" meta:cell-count="20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743cm" svg:height="21.23cm" xlink:href=".." xlink:type="simple" chart:class="chart:scatter" chart:style-name="ch1">
        <chart:legend chart:legend-position="end" svg:x="34.183cm" svg:y="10.316cm" style:legend-expansion="high" chart:style-name="ch2"/>
        <chart:plot-area chart:style-name="ch3" table:cell-range-address="q2.A2:q2.B201 q2.B1:q2.B1" chart:data-source-has-labels="row" svg:x="1.739cm" svg:y="0.424cm" svg:width="31.69cm" svg:height="19.427cm">
          <chartooo:coordinate-region svg:x="2.625cm" svg:y="0.623cm" svg:width="30.485cm" svg:height="18.581cm"/>
          <chart:axis chart:dimension="x" chart:name="primary-x" chart:style-name="ch4">
            <chart:title svg:x="14.974cm" svg:y="20.275cm" chart:style-name="ch5">
              <text:p>Node 2 position along the Y axis</text:p>
            </chart:title>
          </chart:axis>
          <chart:axis chart:dimension="y" chart:name="primary-y" chart:style-name="ch4">
            <chart:title svg:x="0.451cm" svg:y="12.443cm" chart:style-name="ch6">
              <text:p>Number of packets dropped</text:p>
            </chart:title>
            <chart:grid chart:style-name="ch7" chart:class="major"/>
          </chart:axis>
          <chart:series chart:style-name="ch8" chart:values-cell-range-address="q2.B2:q2.B201" chart:label-cell-address="q2.B1:q2.B1" chart:class="chart:scatter">
            <chart:domain table:cell-range-address="q2.A2:q2.A201"/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ckets dropped</text:p>
                <draw:g>
                  <svg:desc>q2.B1:q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.5">
                <text:p>300.5</text:p>
                <draw:g>
                  <svg:desc>q2.A2:q2.A201</svg:desc>
                </draw:g>
              </table:table-cell>
              <table:table-cell office:value-type="float" office:value="78">
                <text:p>78</text:p>
                <draw:g>
                  <svg:desc>q2.B2:q2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.5">
                <text:p>301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">
                <text:p>3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5">
                <text:p>302.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">
                <text:p>3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5">
                <text:p>303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.5">
                <text:p>304.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">
                <text:p>3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5.5">
                <text:p>305.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.5">
                <text:p>306.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">
                <text:p>3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.5">
                <text:p>307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.5">
                <text:p>308.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.5">
                <text:p>309.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">
                <text:p>3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5">
                <text:p>310.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1.5">
                <text:p>311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2">
                <text:p>3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.5">
                <text:p>312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3.5">
                <text:p>313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.5">
                <text:p>314.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5">
                <text:p>3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5.5">
                <text:p>315.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">
                <text:p>3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.5">
                <text:p>316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">
                <text:p>3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7.5">
                <text:p>317.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8">
                <text:p>3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.5">
                <text:p>318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">
                <text:p>3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9.5">
                <text:p>319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.5">
                <text:p>320.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1">
                <text:p>3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.5">
                <text:p>321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2">
                <text:p>3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.5">
                <text:p>322.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.5">
                <text:p>323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4">
                <text:p>3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4.5">
                <text:p>324.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">
                <text:p>3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.5">
                <text:p>325.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6">
                <text:p>32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.5">
                <text:p>326.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">
                <text:p>3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7.5">
                <text:p>327.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8">
                <text:p>3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.5">
                <text:p>328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9">
                <text:p>32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9.5">
                <text:p>329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0">
                <text:p>3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.5">
                <text:p>330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">
                <text:p>33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1.5">
                <text:p>331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2">
                <text:p>3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.5">
                <text:p>332.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3">
                <text:p>33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.5">
                <text:p>333.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">
                <text:p>3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4.5">
                <text:p>334.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">
                <text:p>3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.5">
                <text:p>335.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6">
                <text:p>33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6.5">
                <text:p>336.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7">
                <text:p>33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7.5">
                <text:p>337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8">
                <text:p>3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8.5">
                <text:p>338.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9">
                <text:p>33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9.5">
                <text:p>339.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0">
                <text:p>3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0.5">
                <text:p>340.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1">
                <text:p>34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1.5">
                <text:p>341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2">
                <text:p>34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2.5">
                <text:p>342.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3">
                <text:p>34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3.5">
                <text:p>343.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4">
                <text:p>34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4.5">
                <text:p>344.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.5">
                <text:p>345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6">
                <text:p>34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.5">
                <text:p>346.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7">
                <text:p>34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7.5">
                <text:p>347.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8">
                <text:p>34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8.5">
                <text:p>348.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5">
                <text:p>349.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0">
                <text:p>35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0.5">
                <text:p>350.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1">
                <text:p>35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1.5">
                <text:p>351.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2">
                <text:p>35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.5">
                <text:p>352.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3">
                <text:p>35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3.5">
                <text:p>353.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4">
                <text:p>35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4.5">
                <text:p>354.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5">
                <text:p>35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5.5">
                <text:p>355.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6">
                <text:p>35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6.5">
                <text:p>356.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7">
                <text:p>35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7.5">
                <text:p>357.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">
                <text:p>35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5">
                <text:p>358.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9">
                <text:p>3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9.5">
                <text:p>359.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0">
                <text:p>36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.5">
                <text:p>360.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1">
                <text:p>36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.5">
                <text:p>361.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2">
                <text:p>36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2.5">
                <text:p>362.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3">
                <text:p>36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3.5">
                <text:p>363.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4">
                <text:p>36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4.5">
                <text:p>364.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5">
                <text:p>36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5.5">
                <text:p>365.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6">
                <text:p>36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6.5">
                <text:p>366.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7">
                <text:p>36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7.5">
                <text:p>367.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8">
                <text:p>36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8.5">
                <text:p>368.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">
                <text:p>3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.5">
                <text:p>369.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0">
                <text:p>37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0.5">
                <text:p>370.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1">
                <text:p>37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1.5">
                <text:p>371.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">
                <text:p>37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2.5">
                <text:p>372.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3">
                <text:p>37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3.5">
                <text:p>373.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4">
                <text:p>37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4.5">
                <text:p>374.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5">
                <text:p>37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5.5">
                <text:p>375.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6">
                <text:p>37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6.5">
                <text:p>376.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7">
                <text:p>37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7.5">
                <text:p>377.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">
                <text:p>37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8.5">
                <text:p>378.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9">
                <text:p>37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9.5">
                <text:p>379.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0">
                <text:p>38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0.5">
                <text:p>380.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1">
                <text:p>38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1.5">
                <text:p>381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2">
                <text:p>38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2.5">
                <text:p>382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3">
                <text:p>38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3.5">
                <text:p>383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4">
                <text:p>38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4.5">
                <text:p>384.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5">
                <text:p>38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5.5">
                <text:p>385.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6">
                <text:p>38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6.5">
                <text:p>386.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7">
                <text:p>38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7.5">
                <text:p>387.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8">
                <text:p>38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8.5">
                <text:p>388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9">
                <text:p>38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9.5">
                <text:p>389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0">
                <text:p>39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0.5">
                <text:p>390.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1">
                <text:p>39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1.5">
                <text:p>391.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2">
                <text:p>39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2.5">
                <text:p>392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3">
                <text:p>39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3.5">
                <text:p>393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">
                <text:p>39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4.5">
                <text:p>394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5">
                <text:p>39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5.5">
                <text:p>395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6">
                <text:p>39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6.5">
                <text:p>396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7">
                <text:p>3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7.5">
                <text:p>397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8">
                <text:p>39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.5">
                <text:p>398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9">
                <text:p>39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9.5">
                <text:p>399.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32cm" svg:height="15.965cm" xlink:href=".." xlink:type="simple" chart:class="chart:scatter" chart:style-name="ch1">
        <chart:plot-area chart:style-name="ch2" table:cell-range-address="q3.A2:q3.B201 q3.B1:q3.B1" chart:data-source-has-labels="row" svg:x="1.487cm" svg:y="0.319cm" svg:width="23.143cm" svg:height="14.372cm">
          <chartooo:coordinate-region svg:x="2.373cm" svg:y="0.519cm" svg:width="21.938cm" svg:height="13.525cm"/>
          <chart:axis chart:dimension="x" chart:name="primary-x" chart:style-name="ch3">
            <chart:title svg:x="10.448cm" svg:y="15.01cm" chart:style-name="ch4">
              <text:p>Node 2 position along the Y axis</text:p>
            </chart:title>
          </chart:axis>
          <chart:axis chart:dimension="y" chart:name="primary-y" chart:style-name="ch3">
            <chart:title svg:x="0.451cm" svg:y="9.811cm" chart:style-name="ch5">
              <text:p>Number of packets dropped</text:p>
            </chart:title>
            <chart:grid chart:style-name="ch6" chart:class="major"/>
          </chart:axis>
          <chart:series chart:style-name="ch7" chart:values-cell-range-address="q3.B2:q3.B201" chart:label-cell-address="q3.B1:q3.B1" chart:class="chart:scatter">
            <chart:domain table:cell-range-address="q3.A2:q3.A201"/>
            <chart:regression-curve chart:style-name="ch8"/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ckets dropped</text:p>
                <draw:g>
                  <svg:desc>q3.B1:q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.5">
                <text:p>300.5</text:p>
                <draw:g>
                  <svg:desc>q3.A2:q3.A201</svg:desc>
                </draw:g>
              </table:table-cell>
              <table:table-cell office:value-type="float" office:value="206">
                <text:p>206</text:p>
                <draw:g>
                  <svg:desc>q3.B2:q3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.5">
                <text:p>301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">
                <text:p>30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5">
                <text:p>302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">
                <text:p>30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5">
                <text:p>303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.5">
                <text:p>304.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">
                <text:p>30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5.5">
                <text:p>305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.5">
                <text:p>306.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">
                <text:p>30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.5">
                <text:p>307.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.5">
                <text:p>308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.5">
                <text:p>309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">
                <text:p>3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5">
                <text:p>310.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1.5">
                <text:p>311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2">
                <text:p>31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.5">
                <text:p>312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3.5">
                <text:p>313.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.5">
                <text:p>314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5">
                <text:p>3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5.5">
                <text:p>315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">
                <text:p>31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.5">
                <text:p>316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">
                <text:p>3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7.5">
                <text:p>317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8">
                <text:p>31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.5">
                <text:p>318.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">
                <text:p>31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9.5">
                <text:p>319.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.5">
                <text:p>320.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1">
                <text:p>32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.5">
                <text:p>321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2">
                <text:p>32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.5">
                <text:p>322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.5">
                <text:p>323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4">
                <text:p>32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4.5">
                <text:p>324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">
                <text:p>32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.5">
                <text:p>325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6">
                <text:p>32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.5">
                <text:p>326.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">
                <text:p>32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7.5">
                <text:p>327.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8">
                <text:p>32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.5">
                <text:p>328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9">
                <text:p>32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9.5">
                <text:p>329.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0">
                <text:p>3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.5">
                <text:p>330.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">
                <text:p>33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1.5">
                <text:p>331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2">
                <text:p>33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.5">
                <text:p>332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3">
                <text:p>33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.5">
                <text:p>333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">
                <text:p>33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4.5">
                <text:p>334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">
                <text:p>33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.5">
                <text:p>335.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6">
                <text:p>3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6.5">
                <text:p>336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7">
                <text:p>33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7.5">
                <text:p>337.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8">
                <text:p>33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8.5">
                <text:p>338.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9">
                <text:p>33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9.5">
                <text:p>339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0">
                <text:p>34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0.5">
                <text:p>340.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1">
                <text:p>34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1.5">
                <text:p>341.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2">
                <text:p>34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2.5">
                <text:p>342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3">
                <text:p>34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3.5">
                <text:p>343.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4">
                <text:p>34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4.5">
                <text:p>344.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.5">
                <text:p>345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6">
                <text:p>34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.5">
                <text:p>346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7">
                <text:p>34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7.5">
                <text:p>347.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8">
                <text:p>34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8.5">
                <text:p>348.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5">
                <text:p>349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0">
                <text:p>35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0.5">
                <text:p>350.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1">
                <text:p>35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1.5">
                <text:p>351.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2">
                <text:p>35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.5">
                <text:p>352.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3">
                <text:p>35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3.5">
                <text:p>353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4">
                <text:p>35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4.5">
                <text:p>354.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5">
                <text:p>35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5.5">
                <text:p>355.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6">
                <text:p>35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6.5">
                <text:p>356.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7">
                <text:p>35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7.5">
                <text:p>357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">
                <text:p>35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5">
                <text:p>358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9">
                <text:p>35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9.5">
                <text:p>359.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0">
                <text:p>36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.5">
                <text:p>360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1">
                <text:p>36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.5">
                <text:p>361.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2">
                <text:p>36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2.5">
                <text:p>362.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3">
                <text:p>36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3.5">
                <text:p>363.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4">
                <text:p>36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4.5">
                <text:p>364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5">
                <text:p>36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5.5">
                <text:p>365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6">
                <text:p>36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6.5">
                <text:p>366.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7">
                <text:p>36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7.5">
                <text:p>367.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8">
                <text:p>36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8.5">
                <text:p>368.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">
                <text:p>36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.5">
                <text:p>369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0">
                <text:p>37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0.5">
                <text:p>370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1">
                <text:p>37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1.5">
                <text:p>371.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">
                <text:p>37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2.5">
                <text:p>372.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3">
                <text:p>37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3.5">
                <text:p>373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4">
                <text:p>37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4.5">
                <text:p>374.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5">
                <text:p>37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5.5">
                <text:p>375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6">
                <text:p>37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6.5">
                <text:p>376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7">
                <text:p>37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7.5">
                <text:p>377.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">
                <text:p>37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8.5">
                <text:p>378.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9">
                <text:p>37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9.5">
                <text:p>379.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0">
                <text:p>3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0.5">
                <text:p>380.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1">
                <text:p>38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1.5">
                <text:p>381.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2">
                <text:p>38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2.5">
                <text:p>382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3">
                <text:p>38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3.5">
                <text:p>383.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4">
                <text:p>38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4.5">
                <text:p>384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5">
                <text:p>38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5.5">
                <text:p>385.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6">
                <text:p>38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6.5">
                <text:p>386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7">
                <text:p>38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7.5">
                <text:p>387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8">
                <text:p>38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8.5">
                <text:p>388.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9">
                <text:p>38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9.5">
                <text:p>389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0">
                <text:p>39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0.5">
                <text:p>390.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1">
                <text:p>39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1.5">
                <text:p>391.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2">
                <text:p>39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2.5">
                <text:p>392.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3">
                <text:p>39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3.5">
                <text:p>393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">
                <text:p>39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4.5">
                <text:p>394.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5">
                <text:p>39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5.5">
                <text:p>395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6">
                <text:p>39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6.5">
                <text:p>396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7">
                <text:p>39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7.5">
                <text:p>397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8">
                <text:p>39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.5">
                <text:p>398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9">
                <text:p>39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9.5">
                <text:p>399.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228">
                <text:p>2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127cm" svg:height="25.792cm" xlink:href=".." xlink:type="simple" chart:class="chart:scatter" chart:style-name="ch1">
        <chart:plot-area chart:style-name="ch2" table:cell-range-address="q4.A2:q4.B201 q4.B1:q4.B1" chart:data-source-has-labels="row" svg:x="1.787cm" svg:y="0.515cm" svg:width="37.538cm" svg:height="23.807cm">
          <chartooo:coordinate-region svg:x="2.673cm" svg:y="0.714cm" svg:width="36.333cm" svg:height="22.961cm"/>
          <chart:axis chart:dimension="x" chart:name="primary-x" chart:style-name="ch3">
            <chart:title svg:x="17.879cm" svg:y="24.837cm" chart:style-name="ch4">
              <text:p>Node2's position along the Y axis</text:p>
            </chart:title>
          </chart:axis>
          <chart:axis chart:dimension="y" chart:name="primary-y" chart:style-name="ch3">
            <chart:title svg:x="0.451cm" svg:y="14.724cm" chart:style-name="ch5">
              <text:p>Number of packets dropped</text:p>
            </chart:title>
            <chart:grid chart:style-name="ch6" chart:class="major"/>
          </chart:axis>
          <chart:series chart:style-name="ch7" chart:values-cell-range-address="q4.B2:q4.B201" chart:label-cell-address="q4.B1:q4.B1" chart:class="chart:scatter">
            <chart:domain table:cell-range-address="q4.A2:q4.A201"/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ckets dropped</text:p>
                <draw:g>
                  <svg:desc>q4.B1:q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.5">
                <text:p>300.5</text:p>
                <draw:g>
                  <svg:desc>q4.A2:q4.A201</svg:desc>
                </draw:g>
              </table:table-cell>
              <table:table-cell office:value-type="float" office:value="16">
                <text:p>16</text:p>
                <draw:g>
                  <svg:desc>q4.B2:q4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.5">
                <text:p>301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">
                <text:p>3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5">
                <text:p>302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">
                <text:p>3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5">
                <text:p>303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.5">
                <text:p>304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">
                <text:p>3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5.5">
                <text:p>305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.5">
                <text:p>306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">
                <text:p>3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.5">
                <text:p>307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.5">
                <text:p>308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.5">
                <text:p>309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">
                <text:p>3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5">
                <text:p>310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1.5">
                <text:p>31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2">
                <text:p>3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.5">
                <text:p>312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3.5">
                <text:p>313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.5">
                <text:p>3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5">
                <text:p>3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5.5">
                <text:p>315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">
                <text:p>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.5">
                <text:p>316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">
                <text:p>3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7.5">
                <text:p>317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8">
                <text:p>3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.5">
                <text:p>318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">
                <text:p>3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9.5">
                <text:p>319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.5">
                <text:p>320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1">
                <text:p>3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.5">
                <text:p>321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2">
                <text:p>3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.5">
                <text:p>322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.5">
                <text:p>323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4">
                <text:p>3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4.5">
                <text:p>324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">
                <text:p>3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.5">
                <text:p>325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6">
                <text:p>3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.5">
                <text:p>326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">
                <text:p>3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7.5">
                <text:p>327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8">
                <text:p>3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.5">
                <text:p>328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9">
                <text:p>3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9.5">
                <text:p>329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0">
                <text:p>3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.5">
                <text:p>330.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">
                <text:p>3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1.5">
                <text:p>331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2">
                <text:p>3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.5">
                <text:p>332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3">
                <text:p>3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.5">
                <text:p>333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">
                <text:p>3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4.5">
                <text:p>33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">
                <text:p>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.5">
                <text:p>335.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6">
                <text:p>3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6.5">
                <text:p>336.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7">
                <text:p>3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7.5">
                <text:p>337.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8">
                <text:p>3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8.5">
                <text:p>338.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9">
                <text:p>3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9.5">
                <text:p>339.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0">
                <text:p>3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0.5">
                <text:p>340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1">
                <text:p>3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1.5">
                <text:p>341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2">
                <text:p>34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2.5">
                <text:p>342.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3">
                <text:p>34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3.5">
                <text:p>343.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4">
                <text:p>3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4.5">
                <text:p>344.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.5">
                <text:p>345.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6">
                <text:p>34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.5">
                <text:p>346.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7">
                <text:p>3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7.5">
                <text:p>347.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8">
                <text:p>34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8.5">
                <text:p>348.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5">
                <text:p>349.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0">
                <text:p>3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0.5">
                <text:p>350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1">
                <text:p>35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1.5">
                <text:p>351.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2">
                <text:p>35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.5">
                <text:p>352.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3">
                <text:p>35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3.5">
                <text:p>353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4">
                <text:p>3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4.5">
                <text:p>354.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5">
                <text:p>3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5.5">
                <text:p>355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6">
                <text:p>35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6.5">
                <text:p>356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7">
                <text:p>35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7.5">
                <text:p>357.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">
                <text:p>35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5">
                <text:p>358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9">
                <text:p>35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9.5">
                <text:p>359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0">
                <text:p>3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.5">
                <text:p>360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1">
                <text:p>36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.5">
                <text:p>361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2">
                <text:p>36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2.5">
                <text:p>362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3">
                <text:p>36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3.5">
                <text:p>363.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4">
                <text:p>36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4.5">
                <text:p>364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5">
                <text:p>36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5.5">
                <text:p>365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6">
                <text:p>36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6.5">
                <text:p>366.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7">
                <text:p>36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7.5">
                <text:p>367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8">
                <text:p>36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8.5">
                <text:p>368.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">
                <text:p>36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.5">
                <text:p>369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0">
                <text:p>37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0.5">
                <text:p>370.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1">
                <text:p>37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1.5">
                <text:p>371.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">
                <text:p>37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2.5">
                <text:p>372.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3">
                <text:p>37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3.5">
                <text:p>373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4">
                <text:p>37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4.5">
                <text:p>374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5">
                <text:p>37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5.5">
                <text:p>375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6">
                <text:p>37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6.5">
                <text:p>376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7">
                <text:p>37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7.5">
                <text:p>377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">
                <text:p>37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8.5">
                <text:p>378.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9">
                <text:p>37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9.5">
                <text:p>379.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0">
                <text:p>3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0.5">
                <text:p>380.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1">
                <text:p>3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1.5">
                <text:p>38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2">
                <text:p>3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2.5">
                <text:p>38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3">
                <text:p>3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3.5">
                <text:p>38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4">
                <text:p>3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4.5">
                <text:p>384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5">
                <text:p>3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5.5">
                <text:p>385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6">
                <text:p>3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6.5">
                <text:p>386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7">
                <text:p>3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7.5">
                <text:p>387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8">
                <text:p>3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8.5">
                <text:p>388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9">
                <text:p>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9.5">
                <text:p>389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0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0.5">
                <text:p>39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1">
                <text:p>3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1.5">
                <text:p>39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2">
                <text:p>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2.5">
                <text:p>39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3">
                <text:p>3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3.5">
                <text:p>39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">
                <text:p>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4.5">
                <text:p>394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5">
                <text:p>3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5.5">
                <text:p>395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6">
                <text:p>3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6.5">
                <text:p>396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7">
                <text:p>3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7.5">
                <text:p>397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8">
                <text:p>3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.5">
                <text:p>398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9">
                <text:p>3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9.5">
                <text:p>399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186cm" svg:height="14.929cm" xlink:href=".." xlink:type="simple" chart:class="chart:scatter" chart:style-name="ch1">
        <chart:legend chart:legend-position="end" svg:x="19.632cm" svg:y="6.667cm" style:legend-expansion="high" chart:style-name="ch2"/>
        <chart:plot-area chart:style-name="ch3" table:cell-range-address="all.A1:all.D201" chart:data-source-has-labels="row" svg:x="1.428cm" svg:y="0.298cm" svg:width="17.761cm" svg:height="13.378cm">
          <chartooo:coordinate-region svg:x="2.314cm" svg:y="0.498cm" svg:width="16.556cm" svg:height="12.531cm"/>
          <chart:axis chart:dimension="x" chart:name="primary-x" chart:style-name="ch4">
            <chart:title svg:x="8.571cm" svg:y="13.974cm" chart:style-name="ch5">
              <text:p>Node2's Y coordinate</text:p>
            </chart:title>
          </chart:axis>
          <chart:axis chart:dimension="y" chart:name="primary-y" chart:style-name="ch4">
            <chart:title svg:x="0.451cm" svg:y="9.293cm" chart:style-name="ch6">
              <text:p>Number of packets dropped</text:p>
            </chart:title>
            <chart:grid chart:style-name="ch7" chart:class="major"/>
          </chart:axis>
          <chart:series chart:style-name="ch8" chart:values-cell-range-address="all.B2:all.B201" chart:label-cell-address="all.B1:all.B1" chart:class="chart:scatter">
            <chart:domain table:cell-range-address="all.A2:all.A201"/>
            <chart:data-point chart:repeated="200"/>
          </chart:series>
          <chart:series chart:style-name="ch9" chart:values-cell-range-address="all.C2:all.C201" chart:label-cell-address="all.C1:all.C1" chart:class="chart:scatter">
            <chart:data-point chart:repeated="200"/>
          </chart:series>
          <chart:series chart:style-name="ch10" chart:values-cell-range-address="all.D2:all.D201" chart:label-cell-address="all.D1:all.D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wo nodes</text:p>
                <draw:g>
                  <svg:desc>all.B1:all.B1</svg:desc>
                </draw:g>
              </table:table-cell>
              <table:table-cell office:value-type="string">
                <text:p>Node0</text:p>
                <draw:g>
                  <svg:desc>all.C1:all.C1</svg:desc>
                </draw:g>
              </table:table-cell>
              <table:table-cell office:value-type="string">
                <text:p>Node2</text:p>
                <draw:g>
                  <svg:desc>all.D1:all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.5">
                <text:p>300.5</text:p>
                <draw:g>
                  <svg:desc>all.A2:all.A201</svg:desc>
                </draw:g>
              </table:table-cell>
              <table:table-cell office:value-type="float" office:value="78">
                <text:p>78</text:p>
                <draw:g>
                  <svg:desc>all.B2:all.B201</svg:desc>
                </draw:g>
              </table:table-cell>
              <table:table-cell office:value-type="float" office:value="206">
                <text:p>206</text:p>
                <draw:g>
                  <svg:desc>all.C2:all.C201</svg:desc>
                </draw:g>
              </table:table-cell>
              <table:table-cell office:value-type="float" office:value="16">
                <text:p>16</text:p>
                <draw:g>
                  <svg:desc>all.D2:all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29">
                <text:p>29</text:p>
              </table:table-cell>
              <table:table-cell office:value-type="float" office:value="242">
                <text:p>2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.5">
                <text:p>301.5</text:p>
              </table:table-cell>
              <table:table-cell office:value-type="float" office:value="75">
                <text:p>75</text:p>
              </table:table-cell>
              <table:table-cell office:value-type="float" office:value="213">
                <text:p>2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">
                <text:p>302</text:p>
              </table:table-cell>
              <table:table-cell office:value-type="float" office:value="75">
                <text:p>75</text:p>
              </table:table-cell>
              <table:table-cell office:value-type="float" office:value="204">
                <text:p>2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5">
                <text:p>302.5</text:p>
              </table:table-cell>
              <table:table-cell office:value-type="float" office:value="57">
                <text:p>57</text:p>
              </table:table-cell>
              <table:table-cell office:value-type="float" office:value="211">
                <text:p>2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">
                <text:p>303</text:p>
              </table:table-cell>
              <table:table-cell office:value-type="float" office:value="30">
                <text:p>30</text:p>
              </table:table-cell>
              <table:table-cell office:value-type="float" office:value="226">
                <text:p>2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5">
                <text:p>303.5</text:p>
              </table:table-cell>
              <table:table-cell office:value-type="float" office:value="80">
                <text:p>80</text:p>
              </table:table-cell>
              <table:table-cell office:value-type="float" office:value="216">
                <text:p>2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91">
                <text:p>91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.5">
                <text:p>304.5</text:p>
              </table:table-cell>
              <table:table-cell office:value-type="float" office:value="65">
                <text:p>65</text:p>
              </table:table-cell>
              <table:table-cell office:value-type="float" office:value="224">
                <text:p>2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">
                <text:p>305</text:p>
              </table:table-cell>
              <table:table-cell office:value-type="float" office:value="60">
                <text:p>60</text:p>
              </table:table-cell>
              <table:table-cell office:value-type="float" office:value="229">
                <text:p>2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5.5">
                <text:p>305.5</text:p>
              </table:table-cell>
              <table:table-cell office:value-type="float" office:value="86">
                <text:p>86</text:p>
              </table:table-cell>
              <table:table-cell office:value-type="float" office:value="217">
                <text:p>2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79">
                <text:p>79</text:p>
              </table:table-cell>
              <table:table-cell office:value-type="float" office:value="216">
                <text:p>2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.5">
                <text:p>306.5</text:p>
              </table:table-cell>
              <table:table-cell office:value-type="float" office:value="69">
                <text:p>69</text:p>
              </table:table-cell>
              <table:table-cell office:value-type="float" office:value="201">
                <text:p>2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">
                <text:p>307</text:p>
              </table:table-cell>
              <table:table-cell office:value-type="float" office:value="97">
                <text:p>97</text:p>
              </table:table-cell>
              <table:table-cell office:value-type="float" office:value="215">
                <text:p>2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.5">
                <text:p>307.5</text:p>
              </table:table-cell>
              <table:table-cell office:value-type="float" office:value="81">
                <text:p>81</text:p>
              </table:table-cell>
              <table:table-cell office:value-type="float" office:value="212">
                <text:p>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  <table:table-cell office:value-type="float" office:value="78">
                <text:p>78</text:p>
              </table:table-cell>
              <table:table-cell office:value-type="float" office:value="207">
                <text:p>2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.5">
                <text:p>308.5</text:p>
              </table:table-cell>
              <table:table-cell office:value-type="float" office:value="94">
                <text:p>94</text:p>
              </table:table-cell>
              <table:table-cell office:value-type="float" office:value="220">
                <text:p>2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69">
                <text:p>69</text:p>
              </table:table-cell>
              <table:table-cell office:value-type="float" office:value="218">
                <text:p>2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.5">
                <text:p>309.5</text:p>
              </table:table-cell>
              <table:table-cell office:value-type="float" office:value="65">
                <text:p>65</text:p>
              </table:table-cell>
              <table:table-cell office:value-type="float" office:value="215">
                <text:p>2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">
                <text:p>310</text:p>
              </table:table-cell>
              <table:table-cell office:value-type="float" office:value="87">
                <text:p>87</text:p>
              </table:table-cell>
              <table:table-cell office:value-type="float" office:value="205">
                <text:p>2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5">
                <text:p>310.5</text:p>
              </table:table-cell>
              <table:table-cell office:value-type="float" office:value="77">
                <text:p>77</text:p>
              </table:table-cell>
              <table:table-cell office:value-type="float" office:value="203">
                <text:p>2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  <table:table-cell office:value-type="float" office:value="66">
                <text:p>66</text:p>
              </table:table-cell>
              <table:table-cell office:value-type="float" office:value="201">
                <text:p>2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1.5">
                <text:p>311.5</text:p>
              </table:table-cell>
              <table:table-cell office:value-type="float" office:value="80">
                <text:p>80</text:p>
              </table:table-cell>
              <table:table-cell office:value-type="float" office:value="227">
                <text:p>2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2">
                <text:p>312</text:p>
              </table:table-cell>
              <table:table-cell office:value-type="float" office:value="92">
                <text:p>92</text:p>
              </table:table-cell>
              <table:table-cell office:value-type="float" office:value="215">
                <text:p>2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.5">
                <text:p>312.5</text:p>
              </table:table-cell>
              <table:table-cell office:value-type="float" office:value="79">
                <text:p>79</text:p>
              </table:table-cell>
              <table:table-cell office:value-type="float" office:value="218">
                <text:p>2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94">
                <text:p>94</text:p>
              </table:table-cell>
              <table:table-cell office:value-type="float" office:value="234">
                <text:p>2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3.5">
                <text:p>313.5</text:p>
              </table:table-cell>
              <table:table-cell office:value-type="float" office:value="73">
                <text:p>73</text:p>
              </table:table-cell>
              <table:table-cell office:value-type="float" office:value="214">
                <text:p>2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82">
                <text:p>82</text:p>
              </table:table-cell>
              <table:table-cell office:value-type="float" office:value="220">
                <text:p>2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.5">
                <text:p>314.5</text:p>
              </table:table-cell>
              <table:table-cell office:value-type="float" office:value="87">
                <text:p>87</text:p>
              </table:table-cell>
              <table:table-cell office:value-type="float" office:value="211">
                <text:p>2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5">
                <text:p>315</text:p>
              </table:table-cell>
              <table:table-cell office:value-type="float" office:value="92">
                <text:p>92</text:p>
              </table:table-cell>
              <table:table-cell office:value-type="float" office:value="195">
                <text:p>1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5.5">
                <text:p>315.5</text:p>
              </table:table-cell>
              <table:table-cell office:value-type="float" office:value="93">
                <text:p>93</text:p>
              </table:table-cell>
              <table:table-cell office:value-type="float" office:value="222">
                <text:p>2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">
                <text:p>316</text:p>
              </table:table-cell>
              <table:table-cell office:value-type="float" office:value="97">
                <text:p>97</text:p>
              </table:table-cell>
              <table:table-cell office:value-type="float" office:value="201">
                <text:p>2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.5">
                <text:p>316.5</text:p>
              </table:table-cell>
              <table:table-cell office:value-type="float" office:value="88">
                <text:p>88</text:p>
              </table:table-cell>
              <table:table-cell office:value-type="float" office:value="216">
                <text:p>2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">
                <text:p>317</text:p>
              </table:table-cell>
              <table:table-cell office:value-type="float" office:value="89">
                <text:p>89</text:p>
              </table:table-cell>
              <table:table-cell office:value-type="float" office:value="199">
                <text:p>1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7.5">
                <text:p>317.5</text:p>
              </table:table-cell>
              <table:table-cell office:value-type="float" office:value="66">
                <text:p>66</text:p>
              </table:table-cell>
              <table:table-cell office:value-type="float" office:value="216">
                <text:p>2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8">
                <text:p>318</text:p>
              </table:table-cell>
              <table:table-cell office:value-type="float" office:value="73">
                <text:p>73</text:p>
              </table:table-cell>
              <table:table-cell office:value-type="float" office:value="238">
                <text:p>2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.5">
                <text:p>318.5</text:p>
              </table:table-cell>
              <table:table-cell office:value-type="float" office:value="79">
                <text:p>79</text:p>
              </table:table-cell>
              <table:table-cell office:value-type="float" office:value="221">
                <text:p>2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">
                <text:p>319</text:p>
              </table:table-cell>
              <table:table-cell office:value-type="float" office:value="83">
                <text:p>83</text:p>
              </table:table-cell>
              <table:table-cell office:value-type="float" office:value="207">
                <text:p>2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9.5">
                <text:p>319.5</text:p>
              </table:table-cell>
              <table:table-cell office:value-type="float" office:value="71">
                <text:p>71</text:p>
              </table:table-cell>
              <table:table-cell office:value-type="float" office:value="208">
                <text:p>2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88">
                <text:p>88</text:p>
              </table:table-cell>
              <table:table-cell office:value-type="float" office:value="219">
                <text:p>2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.5">
                <text:p>320.5</text:p>
              </table:table-cell>
              <table:table-cell office:value-type="float" office:value="82">
                <text:p>82</text:p>
              </table:table-cell>
              <table:table-cell office:value-type="float" office:value="219">
                <text:p>2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1">
                <text:p>321</text:p>
              </table:table-cell>
              <table:table-cell office:value-type="float" office:value="80">
                <text:p>80</text:p>
              </table:table-cell>
              <table:table-cell office:value-type="float" office:value="226">
                <text:p>2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.5">
                <text:p>321.5</text:p>
              </table:table-cell>
              <table:table-cell office:value-type="float" office:value="89">
                <text:p>89</text:p>
              </table:table-cell>
              <table:table-cell office:value-type="float" office:value="216">
                <text:p>2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2">
                <text:p>322</text:p>
              </table:table-cell>
              <table:table-cell office:value-type="float" office:value="84">
                <text:p>84</text:p>
              </table:table-cell>
              <table:table-cell office:value-type="float" office:value="218">
                <text:p>2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.5">
                <text:p>322.5</text:p>
              </table:table-cell>
              <table:table-cell office:value-type="float" office:value="96">
                <text:p>96</text:p>
              </table:table-cell>
              <table:table-cell office:value-type="float" office:value="223">
                <text:p>2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86">
                <text:p>86</text:p>
              </table:table-cell>
              <table:table-cell office:value-type="float" office:value="204">
                <text:p>2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.5">
                <text:p>323.5</text:p>
              </table:table-cell>
              <table:table-cell office:value-type="float" office:value="75">
                <text:p>75</text:p>
              </table:table-cell>
              <table:table-cell office:value-type="float" office:value="215">
                <text:p>2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4">
                <text:p>324</text:p>
              </table:table-cell>
              <table:table-cell office:value-type="float" office:value="85">
                <text:p>85</text:p>
              </table:table-cell>
              <table:table-cell office:value-type="float" office:value="214">
                <text:p>2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4.5">
                <text:p>324.5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">
                <text:p>325</text:p>
              </table:table-cell>
              <table:table-cell office:value-type="float" office:value="90">
                <text:p>90</text:p>
              </table:table-cell>
              <table:table-cell office:value-type="float" office:value="208">
                <text:p>2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.5">
                <text:p>325.5</text:p>
              </table:table-cell>
              <table:table-cell office:value-type="float" office:value="82">
                <text:p>82</text:p>
              </table:table-cell>
              <table:table-cell office:value-type="float" office:value="220">
                <text:p>2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6">
                <text:p>326</text:p>
              </table:table-cell>
              <table:table-cell office:value-type="float" office:value="94">
                <text:p>94</text:p>
              </table:table-cell>
              <table:table-cell office:value-type="float" office:value="222">
                <text:p>2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.5">
                <text:p>326.5</text:p>
              </table:table-cell>
              <table:table-cell office:value-type="float" office:value="76">
                <text:p>76</text:p>
              </table:table-cell>
              <table:table-cell office:value-type="float" office:value="232">
                <text:p>2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">
                <text:p>327</text:p>
              </table:table-cell>
              <table:table-cell office:value-type="float" office:value="85">
                <text:p>85</text:p>
              </table:table-cell>
              <table:table-cell office:value-type="float" office:value="209">
                <text:p>2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7.5">
                <text:p>327.5</text:p>
              </table:table-cell>
              <table:table-cell office:value-type="float" office:value="93">
                <text:p>93</text:p>
              </table:table-cell>
              <table:table-cell office:value-type="float" office:value="206">
                <text:p>2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8">
                <text:p>328</text:p>
              </table:table-cell>
              <table:table-cell office:value-type="float" office:value="61">
                <text:p>61</text:p>
              </table:table-cell>
              <table:table-cell office:value-type="float" office:value="203">
                <text:p>2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.5">
                <text:p>328.5</text:p>
              </table:table-cell>
              <table:table-cell office:value-type="float" office:value="72">
                <text:p>72</text:p>
              </table:table-cell>
              <table:table-cell office:value-type="float" office:value="211">
                <text:p>2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9">
                <text:p>329</text:p>
              </table:table-cell>
              <table:table-cell office:value-type="float" office:value="94">
                <text:p>94</text:p>
              </table:table-cell>
              <table:table-cell office:value-type="float" office:value="226">
                <text:p>2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9.5">
                <text:p>329.5</text:p>
              </table:table-cell>
              <table:table-cell office:value-type="float" office:value="79">
                <text:p>79</text:p>
              </table:table-cell>
              <table:table-cell office:value-type="float" office:value="209">
                <text:p>2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0">
                <text:p>330</text:p>
              </table:table-cell>
              <table:table-cell office:value-type="float" office:value="80">
                <text:p>80</text:p>
              </table:table-cell>
              <table:table-cell office:value-type="float" office:value="219">
                <text:p>2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.5">
                <text:p>330.5</text:p>
              </table:table-cell>
              <table:table-cell office:value-type="float" office:value="81">
                <text:p>81</text:p>
              </table:table-cell>
              <table:table-cell office:value-type="float" office:value="208">
                <text:p>2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">
                <text:p>331</text:p>
              </table:table-cell>
              <table:table-cell office:value-type="float" office:value="179">
                <text:p>179</text:p>
              </table:table-cell>
              <table:table-cell office:value-type="float" office:value="210">
                <text:p>2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1.5">
                <text:p>331.5</text:p>
              </table:table-cell>
              <table:table-cell office:value-type="float" office:value="81">
                <text:p>81</text:p>
              </table:table-cell>
              <table:table-cell office:value-type="float" office:value="218">
                <text:p>2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2">
                <text:p>332</text:p>
              </table:table-cell>
              <table:table-cell office:value-type="float" office:value="76">
                <text:p>76</text:p>
              </table:table-cell>
              <table:table-cell office:value-type="float" office:value="201">
                <text:p>2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.5">
                <text:p>332.5</text:p>
              </table:table-cell>
              <table:table-cell office:value-type="float" office:value="84">
                <text:p>84</text:p>
              </table:table-cell>
              <table:table-cell office:value-type="float" office:value="211">
                <text:p>2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3">
                <text:p>333</text:p>
              </table:table-cell>
              <table:table-cell office:value-type="float" office:value="103">
                <text:p>103</text:p>
              </table:table-cell>
              <table:table-cell office:value-type="float" office:value="211">
                <text:p>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.5">
                <text:p>333.5</text:p>
              </table:table-cell>
              <table:table-cell office:value-type="float" office:value="85">
                <text:p>85</text:p>
              </table:table-cell>
              <table:table-cell office:value-type="float" office:value="213">
                <text:p>2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">
                <text:p>334</text:p>
              </table:table-cell>
              <table:table-cell office:value-type="float" office:value="89">
                <text:p>89</text:p>
              </table:table-cell>
              <table:table-cell office:value-type="float" office:value="225">
                <text:p>2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4.5">
                <text:p>334.5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">
                <text:p>335</text:p>
              </table:table-cell>
              <table:table-cell office:value-type="float" office:value="88">
                <text:p>88</text:p>
              </table:table-cell>
              <table:table-cell office:value-type="float" office:value="222">
                <text:p>2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.5">
                <text:p>335.5</text:p>
              </table:table-cell>
              <table:table-cell office:value-type="float" office:value="110">
                <text:p>110</text:p>
              </table:table-cell>
              <table:table-cell office:value-type="float" office:value="197">
                <text:p>1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6">
                <text:p>336</text:p>
              </table:table-cell>
              <table:table-cell office:value-type="float" office:value="122">
                <text:p>122</text:p>
              </table:table-cell>
              <table:table-cell office:value-type="float" office:value="209">
                <text:p>2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6.5">
                <text:p>336.5</text:p>
              </table:table-cell>
              <table:table-cell office:value-type="float" office:value="110">
                <text:p>110</text:p>
              </table:table-cell>
              <table:table-cell office:value-type="float" office:value="218">
                <text:p>2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7">
                <text:p>337</text:p>
              </table:table-cell>
              <table:table-cell office:value-type="float" office:value="107">
                <text:p>107</text:p>
              </table:table-cell>
              <table:table-cell office:value-type="float" office:value="206">
                <text:p>2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7.5">
                <text:p>337.5</text:p>
              </table:table-cell>
              <table:table-cell office:value-type="float" office:value="89">
                <text:p>89</text:p>
              </table:table-cell>
              <table:table-cell office:value-type="float" office:value="209">
                <text:p>2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8">
                <text:p>338</text:p>
              </table:table-cell>
              <table:table-cell office:value-type="float" office:value="120">
                <text:p>120</text:p>
              </table:table-cell>
              <table:table-cell office:value-type="float" office:value="216">
                <text:p>2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8.5">
                <text:p>338.5</text:p>
              </table:table-cell>
              <table:table-cell office:value-type="float" office:value="118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9">
                <text:p>339</text:p>
              </table:table-cell>
              <table:table-cell office:value-type="float" office:value="134">
                <text:p>134</text:p>
              </table:table-cell>
              <table:table-cell office:value-type="float" office:value="230">
                <text:p>2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9.5">
                <text:p>339.5</text:p>
              </table:table-cell>
              <table:table-cell office:value-type="float" office:value="110">
                <text:p>110</text:p>
              </table:table-cell>
              <table:table-cell office:value-type="float" office:value="215">
                <text:p>2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0">
                <text:p>340</text:p>
              </table:table-cell>
              <table:table-cell office:value-type="float" office:value="126">
                <text:p>126</text:p>
              </table:table-cell>
              <table:table-cell office:value-type="float" office:value="211">
                <text:p>2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0.5">
                <text:p>340.5</text:p>
              </table:table-cell>
              <table:table-cell office:value-type="float" office:value="112">
                <text:p>112</text:p>
              </table:table-cell>
              <table:table-cell office:value-type="float" office:value="207">
                <text:p>2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1">
                <text:p>341</text:p>
              </table:table-cell>
              <table:table-cell office:value-type="float" office:value="144">
                <text:p>144</text:p>
              </table:table-cell>
              <table:table-cell office:value-type="float" office:value="218">
                <text:p>2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1.5">
                <text:p>341.5</text:p>
              </table:table-cell>
              <table:table-cell office:value-type="float" office:value="169">
                <text:p>169</text:p>
              </table:table-cell>
              <table:table-cell office:value-type="float" office:value="225">
                <text:p>2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2">
                <text:p>342</text:p>
              </table:table-cell>
              <table:table-cell office:value-type="float" office:value="150">
                <text:p>150</text:p>
              </table:table-cell>
              <table:table-cell office:value-type="float" office:value="221">
                <text:p>2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2.5">
                <text:p>342.5</text:p>
              </table:table-cell>
              <table:table-cell office:value-type="float" office:value="179">
                <text:p>179</text:p>
              </table:table-cell>
              <table:table-cell office:value-type="float" office:value="223">
                <text:p>22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3">
                <text:p>343</text:p>
              </table:table-cell>
              <table:table-cell office:value-type="float" office:value="172">
                <text:p>172</text:p>
              </table:table-cell>
              <table:table-cell office:value-type="float" office:value="202">
                <text:p>2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3.5">
                <text:p>343.5</text:p>
              </table:table-cell>
              <table:table-cell office:value-type="float" office:value="164">
                <text:p>164</text:p>
              </table:table-cell>
              <table:table-cell office:value-type="float" office:value="231">
                <text:p>2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4">
                <text:p>344</text:p>
              </table:table-cell>
              <table:table-cell office:value-type="float" office:value="190">
                <text:p>190</text:p>
              </table:table-cell>
              <table:table-cell office:value-type="float" office:value="217">
                <text:p>2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4.5">
                <text:p>344.5</text:p>
              </table:table-cell>
              <table:table-cell office:value-type="float" office:value="170">
                <text:p>170</text:p>
              </table:table-cell>
              <table:table-cell office:value-type="float" office:value="239">
                <text:p>23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  <table:table-cell office:value-type="float" office:value="219">
                <text:p>219</text:p>
              </table:table-cell>
              <table:table-cell office:value-type="float" office:value="223">
                <text:p>2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.5">
                <text:p>345.5</text:p>
              </table:table-cell>
              <table:table-cell office:value-type="float" office:value="227">
                <text:p>227</text:p>
              </table:table-cell>
              <table:table-cell office:value-type="float" office:value="211">
                <text:p>21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6">
                <text:p>346</text:p>
              </table:table-cell>
              <table:table-cell office:value-type="float" office:value="237">
                <text:p>237</text:p>
              </table:table-cell>
              <table:table-cell office:value-type="float" office:value="217">
                <text:p>21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.5">
                <text:p>346.5</text:p>
              </table:table-cell>
              <table:table-cell office:value-type="float" office:value="212">
                <text:p>212</text:p>
              </table:table-cell>
              <table:table-cell office:value-type="float" office:value="220">
                <text:p>2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7">
                <text:p>347</text:p>
              </table:table-cell>
              <table:table-cell office:value-type="float" office:value="244">
                <text:p>244</text:p>
              </table:table-cell>
              <table:table-cell office:value-type="float" office:value="209">
                <text:p>2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7.5">
                <text:p>347.5</text:p>
              </table:table-cell>
              <table:table-cell office:value-type="float" office:value="262">
                <text:p>262</text:p>
              </table:table-cell>
              <table:table-cell office:value-type="float" office:value="204">
                <text:p>20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8">
                <text:p>348</text:p>
              </table:table-cell>
              <table:table-cell office:value-type="float" office:value="246">
                <text:p>246</text:p>
              </table:table-cell>
              <table:table-cell office:value-type="float" office:value="229">
                <text:p>2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8.5">
                <text:p>348.5</text:p>
              </table:table-cell>
              <table:table-cell office:value-type="float" office:value="259">
                <text:p>259</text:p>
              </table:table-cell>
              <table:table-cell office:value-type="float" office:value="212">
                <text:p>21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  <table:table-cell office:value-type="float" office:value="246">
                <text:p>246</text:p>
              </table:table-cell>
              <table:table-cell office:value-type="float" office:value="227">
                <text:p>22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5">
                <text:p>349.5</text:p>
              </table:table-cell>
              <table:table-cell office:value-type="float" office:value="257">
                <text:p>257</text:p>
              </table:table-cell>
              <table:table-cell office:value-type="float" office:value="216">
                <text:p>21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0">
                <text:p>350</text:p>
              </table:table-cell>
              <table:table-cell office:value-type="float" office:value="271">
                <text:p>271</text:p>
              </table:table-cell>
              <table:table-cell office:value-type="float" office:value="240">
                <text:p>2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0.5">
                <text:p>350.5</text:p>
              </table:table-cell>
              <table:table-cell office:value-type="float" office:value="238">
                <text:p>238</text:p>
              </table:table-cell>
              <table:table-cell office:value-type="float" office:value="207">
                <text:p>20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1">
                <text:p>351</text:p>
              </table:table-cell>
              <table:table-cell office:value-type="float" office:value="260">
                <text:p>260</text:p>
              </table:table-cell>
              <table:table-cell office:value-type="float" office:value="209">
                <text:p>20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1.5">
                <text:p>351.5</text:p>
              </table:table-cell>
              <table:table-cell office:value-type="float" office:value="272">
                <text:p>272</text:p>
              </table:table-cell>
              <table:table-cell office:value-type="float" office:value="233">
                <text:p>23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2">
                <text:p>352</text:p>
              </table:table-cell>
              <table:table-cell office:value-type="float" office:value="274">
                <text:p>274</text:p>
              </table:table-cell>
              <table:table-cell office:value-type="float" office:value="227">
                <text:p>22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.5">
                <text:p>352.5</text:p>
              </table:table-cell>
              <table:table-cell office:value-type="float" office:value="290">
                <text:p>290</text:p>
              </table:table-cell>
              <table:table-cell office:value-type="float" office:value="201">
                <text:p>2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3">
                <text:p>353</text:p>
              </table:table-cell>
              <table:table-cell office:value-type="float" office:value="296">
                <text:p>296</text:p>
              </table:table-cell>
              <table:table-cell office:value-type="float" office:value="213">
                <text:p>21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3.5">
                <text:p>353.5</text:p>
              </table:table-cell>
              <table:table-cell office:value-type="float" office:value="272">
                <text:p>272</text:p>
              </table:table-cell>
              <table:table-cell office:value-type="float" office:value="205">
                <text:p>20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4">
                <text:p>354</text:p>
              </table:table-cell>
              <table:table-cell office:value-type="float" office:value="298">
                <text:p>298</text:p>
              </table:table-cell>
              <table:table-cell office:value-type="float" office:value="214">
                <text:p>21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4.5">
                <text:p>354.5</text:p>
              </table:table-cell>
              <table:table-cell office:value-type="float" office:value="293">
                <text:p>293</text:p>
              </table:table-cell>
              <table:table-cell office:value-type="float" office:value="203">
                <text:p>20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5">
                <text:p>355</text:p>
              </table:table-cell>
              <table:table-cell office:value-type="float" office:value="319">
                <text:p>319</text:p>
              </table:table-cell>
              <table:table-cell office:value-type="float" office:value="210">
                <text:p>2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5.5">
                <text:p>355.5</text:p>
              </table:table-cell>
              <table:table-cell office:value-type="float" office:value="311">
                <text:p>311</text:p>
              </table:table-cell>
              <table:table-cell office:value-type="float" office:value="212">
                <text:p>2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6">
                <text:p>356</text:p>
              </table:table-cell>
              <table:table-cell office:value-type="float" office:value="289">
                <text:p>289</text:p>
              </table:table-cell>
              <table:table-cell office:value-type="float" office:value="221">
                <text:p>22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6.5">
                <text:p>356.5</text:p>
              </table:table-cell>
              <table:table-cell office:value-type="float" office:value="302">
                <text:p>302</text:p>
              </table:table-cell>
              <table:table-cell office:value-type="float" office:value="228">
                <text:p>22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7">
                <text:p>357</text:p>
              </table:table-cell>
              <table:table-cell office:value-type="float" office:value="314">
                <text:p>314</text:p>
              </table:table-cell>
              <table:table-cell office:value-type="float" office:value="205">
                <text:p>20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7.5">
                <text:p>357.5</text:p>
              </table:table-cell>
              <table:table-cell office:value-type="float" office:value="312">
                <text:p>312</text:p>
              </table:table-cell>
              <table:table-cell office:value-type="float" office:value="218">
                <text:p>21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">
                <text:p>358</text:p>
              </table:table-cell>
              <table:table-cell office:value-type="float" office:value="316">
                <text:p>316</text:p>
              </table:table-cell>
              <table:table-cell office:value-type="float" office:value="222">
                <text:p>22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5">
                <text:p>358.5</text:p>
              </table:table-cell>
              <table:table-cell office:value-type="float" office:value="319">
                <text:p>319</text:p>
              </table:table-cell>
              <table:table-cell office:value-type="float" office:value="213">
                <text:p>21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9">
                <text:p>359</text:p>
              </table:table-cell>
              <table:table-cell office:value-type="float" office:value="311">
                <text:p>311</text:p>
              </table:table-cell>
              <table:table-cell office:value-type="float" office:value="224">
                <text:p>22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9.5">
                <text:p>359.5</text:p>
              </table:table-cell>
              <table:table-cell office:value-type="float" office:value="318">
                <text:p>318</text:p>
              </table:table-cell>
              <table:table-cell office:value-type="float" office:value="209">
                <text:p>20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0">
                <text:p>360</text:p>
              </table:table-cell>
              <table:table-cell office:value-type="float" office:value="316">
                <text:p>316</text:p>
              </table:table-cell>
              <table:table-cell office:value-type="float" office:value="224">
                <text:p>22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.5">
                <text:p>360.5</text:p>
              </table:table-cell>
              <table:table-cell office:value-type="float" office:value="306">
                <text:p>306</text:p>
              </table:table-cell>
              <table:table-cell office:value-type="float" office:value="217">
                <text:p>21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1">
                <text:p>361</text:p>
              </table:table-cell>
              <table:table-cell office:value-type="float" office:value="317">
                <text:p>317</text:p>
              </table:table-cell>
              <table:table-cell office:value-type="float" office:value="212">
                <text:p>21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.5">
                <text:p>361.5</text:p>
              </table:table-cell>
              <table:table-cell office:value-type="float" office:value="328">
                <text:p>328</text:p>
              </table:table-cell>
              <table:table-cell office:value-type="float" office:value="199">
                <text:p>19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2">
                <text:p>362</text:p>
              </table:table-cell>
              <table:table-cell office:value-type="float" office:value="330">
                <text:p>330</text:p>
              </table:table-cell>
              <table:table-cell office:value-type="float" office:value="209">
                <text:p>20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2.5">
                <text:p>362.5</text:p>
              </table:table-cell>
              <table:table-cell office:value-type="float" office:value="331">
                <text:p>331</text:p>
              </table:table-cell>
              <table:table-cell office:value-type="float" office:value="221">
                <text:p>22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3">
                <text:p>363</text:p>
              </table:table-cell>
              <table:table-cell office:value-type="float" office:value="305">
                <text:p>305</text:p>
              </table:table-cell>
              <table:table-cell office:value-type="float" office:value="211">
                <text:p>21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3.5">
                <text:p>363.5</text:p>
              </table:table-cell>
              <table:table-cell office:value-type="float" office:value="317">
                <text:p>317</text:p>
              </table:table-cell>
              <table:table-cell office:value-type="float" office:value="226">
                <text:p>22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4">
                <text:p>364</text:p>
              </table:table-cell>
              <table:table-cell office:value-type="float" office:value="333">
                <text:p>333</text:p>
              </table:table-cell>
              <table:table-cell office:value-type="float" office:value="215">
                <text:p>21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4.5">
                <text:p>364.5</text:p>
              </table:table-cell>
              <table:table-cell office:value-type="float" office:value="315">
                <text:p>315</text:p>
              </table:table-cell>
              <table:table-cell office:value-type="float" office:value="223">
                <text:p>22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5">
                <text:p>365</text:p>
              </table:table-cell>
              <table:table-cell office:value-type="float" office:value="320">
                <text:p>320</text:p>
              </table:table-cell>
              <table:table-cell office:value-type="float" office:value="203">
                <text:p>20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5.5">
                <text:p>365.5</text:p>
              </table:table-cell>
              <table:table-cell office:value-type="float" office:value="312">
                <text:p>312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6">
                <text:p>366</text:p>
              </table:table-cell>
              <table:table-cell office:value-type="float" office:value="311">
                <text:p>311</text:p>
              </table:table-cell>
              <table:table-cell office:value-type="float" office:value="219">
                <text:p>21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6.5">
                <text:p>366.5</text:p>
              </table:table-cell>
              <table:table-cell office:value-type="float" office:value="243">
                <text:p>243</text:p>
              </table:table-cell>
              <table:table-cell office:value-type="float" office:value="209">
                <text:p>20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7">
                <text:p>367</text:p>
              </table:table-cell>
              <table:table-cell office:value-type="float" office:value="316">
                <text:p>316</text:p>
              </table:table-cell>
              <table:table-cell office:value-type="float" office:value="231">
                <text:p>23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7.5">
                <text:p>367.5</text:p>
              </table:table-cell>
              <table:table-cell office:value-type="float" office:value="316">
                <text:p>316</text:p>
              </table:table-cell>
              <table:table-cell office:value-type="float" office:value="201">
                <text:p>20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8">
                <text:p>368</text:p>
              </table:table-cell>
              <table:table-cell office:value-type="float" office:value="326">
                <text:p>326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8.5">
                <text:p>368.5</text:p>
              </table:table-cell>
              <table:table-cell office:value-type="float" office:value="328">
                <text:p>328</text:p>
              </table:table-cell>
              <table:table-cell office:value-type="float" office:value="214">
                <text:p>21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">
                <text:p>369</text:p>
              </table:table-cell>
              <table:table-cell office:value-type="float" office:value="345">
                <text:p>345</text:p>
              </table:table-cell>
              <table:table-cell office:value-type="float" office:value="236">
                <text:p>23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.5">
                <text:p>369.5</text:p>
              </table:table-cell>
              <table:table-cell office:value-type="float" office:value="322">
                <text:p>322</text:p>
              </table:table-cell>
              <table:table-cell office:value-type="float" office:value="211">
                <text:p>21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0">
                <text:p>370</text:p>
              </table:table-cell>
              <table:table-cell office:value-type="float" office:value="318">
                <text:p>318</text:p>
              </table:table-cell>
              <table:table-cell office:value-type="float" office:value="231">
                <text:p>23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0.5">
                <text:p>370.5</text:p>
              </table:table-cell>
              <table:table-cell office:value-type="float" office:value="329">
                <text:p>329</text:p>
              </table:table-cell>
              <table:table-cell office:value-type="float" office:value="205">
                <text:p>20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1">
                <text:p>371</text:p>
              </table:table-cell>
              <table:table-cell office:value-type="float" office:value="333">
                <text:p>333</text:p>
              </table:table-cell>
              <table:table-cell office:value-type="float" office:value="221">
                <text:p>22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1.5">
                <text:p>371.5</text:p>
              </table:table-cell>
              <table:table-cell office:value-type="float" office:value="324">
                <text:p>324</text:p>
              </table:table-cell>
              <table:table-cell office:value-type="float" office:value="224">
                <text:p>22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">
                <text:p>372</text:p>
              </table:table-cell>
              <table:table-cell office:value-type="float" office:value="325">
                <text:p>325</text:p>
              </table:table-cell>
              <table:table-cell office:value-type="float" office:value="217">
                <text:p>21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2.5">
                <text:p>372.5</text:p>
              </table:table-cell>
              <table:table-cell office:value-type="float" office:value="225">
                <text:p>225</text:p>
              </table:table-cell>
              <table:table-cell office:value-type="float" office:value="221">
                <text:p>22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3">
                <text:p>373</text:p>
              </table:table-cell>
              <table:table-cell office:value-type="float" office:value="329">
                <text:p>329</text:p>
              </table:table-cell>
              <table:table-cell office:value-type="float" office:value="211">
                <text:p>21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3.5">
                <text:p>373.5</text:p>
              </table:table-cell>
              <table:table-cell office:value-type="float" office:value="329">
                <text:p>329</text:p>
              </table:table-cell>
              <table:table-cell office:value-type="float" office:value="222">
                <text:p>22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4">
                <text:p>374</text:p>
              </table:table-cell>
              <table:table-cell office:value-type="float" office:value="341">
                <text:p>341</text:p>
              </table:table-cell>
              <table:table-cell office:value-type="float" office:value="232">
                <text:p>23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4.5">
                <text:p>374.5</text:p>
              </table:table-cell>
              <table:table-cell office:value-type="float" office:value="310">
                <text:p>310</text:p>
              </table:table-cell>
              <table:table-cell office:value-type="float" office:value="221">
                <text:p>22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5">
                <text:p>375</text:p>
              </table:table-cell>
              <table:table-cell office:value-type="float" office:value="321">
                <text:p>321</text:p>
              </table:table-cell>
              <table:table-cell office:value-type="float" office:value="212">
                <text:p>21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5.5">
                <text:p>375.5</text:p>
              </table:table-cell>
              <table:table-cell office:value-type="float" office:value="326">
                <text:p>326</text:p>
              </table:table-cell>
              <table:table-cell office:value-type="float" office:value="217">
                <text:p>21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6">
                <text:p>376</text:p>
              </table:table-cell>
              <table:table-cell office:value-type="float" office:value="277">
                <text:p>277</text:p>
              </table:table-cell>
              <table:table-cell office:value-type="float" office:value="221">
                <text:p>22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6.5">
                <text:p>376.5</text:p>
              </table:table-cell>
              <table:table-cell office:value-type="float" office:value="321">
                <text:p>321</text:p>
              </table:table-cell>
              <table:table-cell office:value-type="float" office:value="218">
                <text:p>21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7">
                <text:p>377</text:p>
              </table:table-cell>
              <table:table-cell office:value-type="float" office:value="332">
                <text:p>332</text:p>
              </table:table-cell>
              <table:table-cell office:value-type="float" office:value="222">
                <text:p>22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7.5">
                <text:p>377.5</text:p>
              </table:table-cell>
              <table:table-cell office:value-type="float" office:value="321">
                <text:p>321</text:p>
              </table:table-cell>
              <table:table-cell office:value-type="float" office:value="231">
                <text:p>23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">
                <text:p>378</text:p>
              </table:table-cell>
              <table:table-cell office:value-type="float" office:value="205">
                <text:p>205</text:p>
              </table:table-cell>
              <table:table-cell office:value-type="float" office:value="227">
                <text:p>22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8.5">
                <text:p>378.5</text:p>
              </table:table-cell>
              <table:table-cell office:value-type="float" office:value="344">
                <text:p>344</text:p>
              </table:table-cell>
              <table:table-cell office:value-type="float" office:value="202">
                <text:p>20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9">
                <text:p>379</text:p>
              </table:table-cell>
              <table:table-cell office:value-type="float" office:value="331">
                <text:p>331</text:p>
              </table:table-cell>
              <table:table-cell office:value-type="float" office:value="224">
                <text:p>22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9.5">
                <text:p>379.5</text:p>
              </table:table-cell>
              <table:table-cell office:value-type="float" office:value="335">
                <text:p>335</text:p>
              </table:table-cell>
              <table:table-cell office:value-type="float" office:value="208">
                <text:p>20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0">
                <text:p>380</text:p>
              </table:table-cell>
              <table:table-cell office:value-type="float" office:value="328">
                <text:p>328</text:p>
              </table:table-cell>
              <table:table-cell office:value-type="float" office:value="201">
                <text:p>2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0.5">
                <text:p>380.5</text:p>
              </table:table-cell>
              <table:table-cell office:value-type="float" office:value="335">
                <text:p>335</text:p>
              </table:table-cell>
              <table:table-cell office:value-type="float" office:value="233">
                <text:p>23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1">
                <text:p>381</text:p>
              </table:table-cell>
              <table:table-cell office:value-type="float" office:value="227">
                <text:p>227</text:p>
              </table:table-cell>
              <table:table-cell office:value-type="float" office:value="223">
                <text:p>2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1.5">
                <text:p>381.5</text:p>
              </table:table-cell>
              <table:table-cell office:value-type="float" office:value="222">
                <text:p>222</text:p>
              </table:table-cell>
              <table:table-cell office:value-type="float" office:value="214">
                <text:p>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2">
                <text:p>382</text:p>
              </table:table-cell>
              <table:table-cell office:value-type="float" office:value="225">
                <text:p>225</text:p>
              </table:table-cell>
              <table:table-cell office:value-type="float" office:value="218">
                <text:p>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2.5">
                <text:p>382.5</text:p>
              </table:table-cell>
              <table:table-cell office:value-type="float" office:value="220">
                <text:p>220</text:p>
              </table:table-cell>
              <table:table-cell office:value-type="float" office:value="213">
                <text:p>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3">
                <text:p>383</text:p>
              </table:table-cell>
              <table:table-cell office:value-type="float" office:value="215">
                <text:p>215</text:p>
              </table:table-cell>
              <table:table-cell office:value-type="float" office:value="199">
                <text:p>1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3.5">
                <text:p>383.5</text:p>
              </table:table-cell>
              <table:table-cell office:value-type="float" office:value="245">
                <text:p>245</text:p>
              </table:table-cell>
              <table:table-cell office:value-type="float" office:value="207">
                <text:p>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4">
                <text:p>384</text:p>
              </table:table-cell>
              <table:table-cell office:value-type="float" office:value="226">
                <text:p>226</text:p>
              </table:table-cell>
              <table:table-cell office:value-type="float" office:value="214">
                <text:p>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4.5">
                <text:p>384.5</text:p>
              </table:table-cell>
              <table:table-cell office:value-type="float" office:value="224">
                <text:p>224</text:p>
              </table:table-cell>
              <table:table-cell office:value-type="float" office:value="230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5">
                <text:p>385</text:p>
              </table:table-cell>
              <table:table-cell office:value-type="float" office:value="226">
                <text:p>226</text:p>
              </table:table-cell>
              <table:table-cell office:value-type="float" office:value="214">
                <text:p>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5.5">
                <text:p>385.5</text:p>
              </table:table-cell>
              <table:table-cell office:value-type="float" office:value="226">
                <text:p>226</text:p>
              </table:table-cell>
              <table:table-cell office:value-type="float" office:value="203">
                <text:p>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6">
                <text:p>386</text:p>
              </table:table-cell>
              <table:table-cell office:value-type="float" office:value="216">
                <text:p>216</text:p>
              </table:table-cell>
              <table:table-cell office:value-type="float" office:value="206">
                <text:p>2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6.5">
                <text:p>386.5</text:p>
              </table:table-cell>
              <table:table-cell office:value-type="float" office:value="224">
                <text:p>224</text:p>
              </table:table-cell>
              <table:table-cell office:value-type="float" office:value="217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7">
                <text:p>387</text:p>
              </table:table-cell>
              <table:table-cell office:value-type="float" office:value="215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7.5">
                <text:p>387.5</text:p>
              </table:table-cell>
              <table:table-cell office:value-type="float" office:value="206">
                <text:p>206</text:p>
              </table:table-cell>
              <table:table-cell office:value-type="float" office:value="217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8">
                <text:p>388</text:p>
              </table:table-cell>
              <table:table-cell office:value-type="float" office:value="229">
                <text:p>229</text:p>
              </table:table-cell>
              <table:table-cell office:value-type="float" office:value="227">
                <text:p>2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8.5">
                <text:p>388.5</text:p>
              </table:table-cell>
              <table:table-cell office:value-type="float" office:value="220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9">
                <text:p>389</text:p>
              </table:table-cell>
              <table:table-cell office:value-type="float" office:value="213">
                <text:p>213</text:p>
              </table:table-cell>
              <table:table-cell office:value-type="float" office:value="217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9.5">
                <text:p>389.5</text:p>
              </table:table-cell>
              <table:table-cell office:value-type="float" office:value="227">
                <text:p>227</text:p>
              </table:table-cell>
              <table:table-cell office:value-type="float" office:value="218">
                <text:p>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0">
                <text:p>390</text:p>
              </table:table-cell>
              <table:table-cell office:value-type="float" office:value="210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0.5">
                <text:p>390.5</text:p>
              </table:table-cell>
              <table:table-cell office:value-type="float" office:value="231">
                <text:p>231</text:p>
              </table:table-cell>
              <table:table-cell office:value-type="float" office:value="214">
                <text:p>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1">
                <text:p>391</text:p>
              </table:table-cell>
              <table:table-cell office:value-type="float" office:value="214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1.5">
                <text:p>391.5</text:p>
              </table:table-cell>
              <table:table-cell office:value-type="float" office:value="219">
                <text:p>219</text:p>
              </table:table-cell>
              <table:table-cell office:value-type="float" office:value="229">
                <text:p>2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2">
                <text:p>392</text:p>
              </table:table-cell>
              <table:table-cell office:value-type="float" office:value="219">
                <text:p>219</text:p>
              </table:table-cell>
              <table:table-cell office:value-type="float" office:value="217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2.5">
                <text:p>392.5</text:p>
              </table:table-cell>
              <table:table-cell office:value-type="float" office:value="227">
                <text:p>227</text:p>
              </table:table-cell>
              <table:table-cell office:value-type="float" office:value="225">
                <text:p>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3">
                <text:p>393</text:p>
              </table:table-cell>
              <table:table-cell office:value-type="float" office:value="238">
                <text:p>238</text:p>
              </table:table-cell>
              <table:table-cell office:value-type="float" office:value="209">
                <text:p>2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3.5">
                <text:p>393.5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">
                <text:p>394</text:p>
              </table:table-cell>
              <table:table-cell office:value-type="float" office:value="217">
                <text:p>217</text:p>
              </table:table-cell>
              <table:table-cell office:value-type="float" office:value="211">
                <text:p>2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4.5">
                <text:p>394.5</text:p>
              </table:table-cell>
              <table:table-cell office:value-type="float" office:value="222">
                <text:p>222</text:p>
              </table:table-cell>
              <table:table-cell office:value-type="float" office:value="226">
                <text:p>2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5">
                <text:p>395</text:p>
              </table:table-cell>
              <table:table-cell office:value-type="float" office:value="208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5.5">
                <text:p>395.5</text:p>
              </table:table-cell>
              <table:table-cell office:value-type="float" office:value="210">
                <text:p>210</text:p>
              </table:table-cell>
              <table:table-cell office:value-type="float" office:value="215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6">
                <text:p>396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6.5">
                <text:p>396.5</text:p>
              </table:table-cell>
              <table:table-cell office:value-type="float" office:value="227">
                <text:p>227</text:p>
              </table:table-cell>
              <table:table-cell office:value-type="float" office:value="210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7">
                <text:p>397</text:p>
              </table:table-cell>
              <table:table-cell office:value-type="float" office:value="222">
                <text:p>222</text:p>
              </table:table-cell>
              <table:table-cell office:value-type="float" office:value="215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7.5">
                <text:p>397.5</text:p>
              </table:table-cell>
              <table:table-cell office:value-type="float" office:value="222">
                <text:p>222</text:p>
              </table:table-cell>
              <table:table-cell office:value-type="float" office:value="217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8">
                <text:p>398</text:p>
              </table:table-cell>
              <table:table-cell office:value-type="float" office:value="216">
                <text:p>216</text:p>
              </table:table-cell>
              <table:table-cell office:value-type="float" office:value="225">
                <text:p>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.5">
                <text:p>398.5</text:p>
              </table:table-cell>
              <table:table-cell office:value-type="float" office:value="217">
                <text:p>217</text:p>
              </table:table-cell>
              <table:table-cell office:value-type="float" office:value="213">
                <text:p>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9">
                <text:p>399</text:p>
              </table:table-cell>
              <table:table-cell office:value-type="float" office:value="204">
                <text:p>204</text:p>
              </table:table-cell>
              <table:table-cell office:value-type="float" office:value="215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9.5">
                <text:p>399.5</text:p>
              </table:table-cell>
              <table:table-cell office:value-type="float" office:value="206">
                <text:p>206</text:p>
              </table:table-cell>
              <table:table-cell office:value-type="float" office:value="219">
                <text:p>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211">
                <text:p>211</text:p>
              </table:table-cell>
              <table:table-cell office:value-type="float" office:value="228">
                <text:p>22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